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808080" draw:fill="none" draw:textarea-horizontal-align="center" draw:textarea-vertical-align="middle"/>
    </style:style>
    <style:style style:name="gr9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.27cm"/>
    </style:style>
    <style:style style:name="pr8" style:family="presentation" style:parent-style-name="Kyodai_25_20Presentation-title">
      <style:graphic-properties fo:min-height="2.987cm"/>
    </style:style>
    <style:style style:name="pr9" style:family="presentation" style:parent-style-name="Kyodai_25_20Presentation-outline1">
      <style:graphic-properties fo:min-height="13.61cm"/>
    </style:style>
    <style:style style:name="pr10" style:family="presentation" style:parent-style-name="Kyodai_25_20Presentation-notes">
      <style:graphic-properties draw:fill-color="#ffffff" fo:min-height="12.322cm"/>
    </style:style>
    <style:style style:name="pr11" style:family="presentation" style:parent-style-name="Kyodai_25_20Presentation-outline1">
      <style:graphic-properties fo:min-height="2.18cm"/>
    </style:style>
    <style:style style:name="pr12" style:family="presentation" style:parent-style-name="Kyodai_25_20Presentation-outline1">
      <style:graphic-properties fo:min-height="6.605cm"/>
    </style:style>
    <style:style style:name="pr13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color="#000080" fo:font-size="28pt" style:font-size-asian="28pt" style:font-size-complex="28pt"/>
    </style:style>
    <style:style style:name="P9" style:family="paragraph">
      <style:text-properties fo:color="#800000" fo:font-size="28pt" style:font-size-asian="28pt" style:font-size-complex="28pt"/>
    </style:style>
    <style:style style:name="P10" style:family="paragraph">
      <style:paragraph-properties fo:text-align="center"/>
      <style:text-properties fo:color="#000080" fo:font-size="26pt" style:font-size-asian="26pt" style:font-size-complex="26pt"/>
    </style:style>
    <style:style style:name="P11" style:family="paragraph">
      <style:text-properties fo:color="#800000" fo:font-size="26pt" style:font-size-asian="26pt" style:font-size-complex="26pt"/>
    </style:style>
    <style:style style:name="P12" style:family="paragraph">
      <style:text-properties fo:font-family="Arial" style:font-family-generic="swiss" style:font-pitch="variable" style:font-family-asian="TakaoGothic" style:font-family-generic-asian="swiss" style:font-pitch-asian="variable"/>
    </style:style>
    <style:style style:name="P13" style:family="paragraph">
      <style:text-properties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4" style:family="paragraph">
      <style:text-properties fo:color="#80000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15" style:family="paragraph">
      <style:text-properties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16" style:family="paragraph">
      <style:paragraph-properties fo:text-align="center"/>
      <style:text-properties fo:font-family="Arial" style:font-family-generic="swiss" style:font-pitch="variable" style:font-family-asian="TakaoGothic" style:font-family-generic-asian="swiss" style:font-pitch-asian="variable"/>
    </style:style>
    <style:style style:name="P17" style:family="paragraph">
      <style:text-properties fo:color="#00008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18" style:family="paragraph">
      <style:text-properties fo:color="#800000"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text-properties style:use-window-font-color="true" fo:font-size="26pt" style:font-size-asian="26pt" style:font-size-complex="26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style:use-window-font-color="true"/>
    </style:style>
    <style:style style:name="T7" style:family="text">
      <style:text-properties fo:color="#000080" fo:font-size="14pt" style:font-size-asian="14pt" style:font-size-complex="14pt"/>
    </style:style>
    <style:style style:name="T8" style:family="text">
      <style:text-properties fo:color="#800080"/>
    </style:style>
    <style:style style:name="T9" style:family="text">
      <style:text-properties fo:color="#000080" fo:font-size="28pt" style:font-size-asian="28pt" style:font-size-complex="28pt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800000" style:text-position="0% 100%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800000" style:text-position="0% 100%" fo:font-size="26pt" style:font-size-asian="26pt" style:font-size-complex="26pt"/>
    </style:style>
    <style:style style:name="T14" style:family="text">
      <style:text-properties fo:color="#800000" fo:font-size="26pt" style:font-size-asian="26pt" style:font-size-complex="26pt"/>
    </style:style>
    <style:style style:name="T15" style:family="text">
      <style:text-properties fo:color="#800000" style:text-position="sub 58%"/>
    </style:style>
    <style:style style:name="T16" style:family="text">
      <style:text-properties fo:color="#000080" style:text-position="sub 58%"/>
    </style:style>
    <style:style style:name="T17" style:family="text">
      <style:text-properties style:text-position="0% 100%"/>
    </style:style>
    <style:style style:name="T18" style:family="text">
      <style:text-properties fo:color="#000080" style:text-position="sub 58%" fo:font-size="26pt" style:font-size-asian="26pt" style:font-size-complex="26pt"/>
    </style:style>
    <style:style style:name="T19" style:family="text">
      <style:text-properties fo:color="#800000" style:text-position="sub 58%" fo:font-size="26pt" fo:font-weight="normal" style:font-size-asian="26pt" style:font-weight-asian="normal" style:font-size-complex="26pt" style:font-weight-complex="normal"/>
    </style:style>
    <style:style style:name="T20" style:family="text">
      <style:text-properties style:use-window-font-color="true" style:text-position="0% 100%"/>
    </style:style>
    <style:style style:name="T21" style:family="text">
      <style:text-properties fo:color="#000080" style:text-position="0% 100%"/>
    </style:style>
    <style:style style:name="T22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family="Arial" style:font-family-generic="swiss" style:font-pitch="variable" style:font-family-asian="TakaoGothic" style:font-family-generic-asian="swiss" style:font-pitch-asian="variable"/>
    </style:style>
    <style:style style:name="T24" style:family="text">
      <style:text-properties fo:font-family="Arial" style:font-family-generic="swiss" style:font-pitch="variable" fo:font-size="14pt" style:font-family-asian="TakaoGothic" style:font-family-generic-asian="swiss" style:font-pitch-asian="variable" style:font-size-asian="14pt" style:font-size-complex="14pt"/>
    </style:style>
    <style:style style:name="T25" style:family="text">
      <style:text-properties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6" style:family="text">
      <style:text-properties fo:color="#000080"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7" style:family="text">
      <style:text-properties fo:color="#80000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28" style:family="text">
      <style:text-properties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29" style:family="text">
      <style:text-properties fo:font-family="LMMonoCaps10" style:font-pitch="fixed" fo:font-weight="bold" style:font-family-asian="TakaoGothic" style:font-family-generic-asian="swiss" style:font-pitch-asian="variable" style:font-weight-asian="bold" style:font-weight-complex="bold"/>
    </style:style>
    <style:style style:name="T30" style:family="text">
      <style:text-properties fo:font-family="Arial" style:font-family-generic="swiss" style:font-pitch="variable" fo:font-weight="bold" style:font-family-asian="TakaoGothic" style:font-family-generic-asian="swiss" style:font-pitch-asian="variable" style:font-weight-asian="bold" style:font-weight-complex="bold"/>
    </style:style>
    <style:style style:name="T31" style:family="text">
      <style:text-properties fo:color="#000080" fo:font-family="Ari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2" style:family="text">
      <style:text-properties fo:color="#800000" fo:font-family="Ari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33" style:family="text">
      <style:text-properties fo:color="#800000" style:text-position="sub 58%" fo:font-size="28pt" style:font-size-asian="28pt" style:font-size-complex="28pt"/>
    </style:style>
    <style:style style:name="T34" style:family="text">
      <style:text-properties style:text-position="sub 58%" fo:font-size="26pt" style:font-size-asian="26pt" style:font-size-complex="26pt"/>
    </style:style>
    <style:style style:name="T35" style:family="text">
      <style:text-properties fo:color="#008000" fo:font-size="26pt" style:font-size-asian="26pt" style:font-size-complex="26pt"/>
    </style:style>
    <style:style style:name="T36" style:family="text">
      <style:text-properties fo:color="#008080" fo:font-size="26pt" style:font-size-asian="26pt" style:font-size-complex="26pt"/>
    </style:style>
    <style:style style:name="T37" style:family="text">
      <style:text-properties fo:color="#800080" fo:font-size="26pt" style:font-size-asian="26pt" style:font-size-complex="26pt"/>
    </style:style>
    <style:style style:name="T38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40" style:family="text">
      <style:text-properties style:text-position="0% 100%" fo:font-size="26pt" style:font-size-asian="26pt" style:font-size-complex="26pt"/>
    </style:style>
    <style:style style:name="T41" style:family="text">
      <style:text-properties style:use-window-font-color="true" fo:font-size="26pt" style:font-size-asian="26pt" style:font-size-complex="26pt"/>
    </style:style>
    <style:style style:name="T42" style:family="text">
      <style:text-properties style:use-window-font-color="true" style:text-position="sub 58%" fo:font-size="26pt" style:font-size-asian="26pt" style:font-size-complex="26pt"/>
    </style:style>
    <style:style style:name="T43" style:family="text">
      <style:text-properties style:use-window-font-color="true" style:text-position="0% 100%" fo:font-size="26pt" style:font-size-asian="26pt" style:font-size-complex="26pt"/>
    </style:style>
    <style:style style:name="T44" style:family="text">
      <style:text-properties fo:font-size="44pt" style:font-size-asian="44pt" style:font-size-complex="44pt"/>
    </style:style>
    <style:style style:name="T45" style:family="text">
      <style:text-properties style:text-position="sub 58%"/>
    </style:style>
    <style:style style:name="T46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4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size="26pt" fo:font-weight="bold" style:font-size-asian="26pt" style:font-weight-asian="bold" style:font-size-complex="26pt" style:font-weight-complex="bold"/>
    </style:style>
    <style:style style:name="T5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3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font-size="26pt" fo:font-style="italic" style:font-size-asian="26pt" style:font-style-asian="italic" style:font-size-complex="26pt" style:font-style-complex="italic"/>
    </style:style>
    <style:style style:name="T55" style:family="text">
      <style:text-properties fo:font-family="LMMonoCaps10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6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family="LMMonoCaps10" style:font-pitch="fixed" fo:font-size="26pt" fo:font-weight="bold" style:font-size-asian="26pt" style:font-weight-asian="bold" style:font-size-complex="26pt" style:font-weight-complex="bold"/>
    </style:style>
    <style:style style:name="T58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59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60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61" style:family="text">
      <style:text-properties style:use-window-font-color="true" fo:font-family="'Courier 10 Pitch'" style:font-pitch="fixed"/>
    </style:style>
    <style:style style:name="T62" style:family="text">
      <style:text-properties style:use-window-font-color="true" fo:font-size="22pt" style:font-size-asian="22pt" style:font-size-complex="22pt"/>
    </style:style>
    <style:style style:name="T63" style:family="text">
      <style:text-properties style:use-window-font-color="true" fo:font-family="'Courier 10 Pitch'" style:font-pitch="fixed" fo:font-size="26pt" style:font-size-asian="26pt" style:font-size-complex="26pt"/>
    </style:style>
    <style:style style:name="T64" style:family="text">
      <style:text-properties fo:color="#000080" fo:font-family="Arial" style:font-family-generic="swiss" fo:font-size="28pt" style:font-size-asian="28pt" style:font-size-complex="28pt"/>
    </style:style>
    <style:style style:name="T65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7 -<text:line-break/>トピックモデル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文章のトピック</text:p>
          </draw:text-box>
        </draw:frame>
        <draw:frame presentation:style-name="pr5" draw:layer="layout" svg:width="25.199cm" svg:height="13.86cm" svg:x="1.471cm" svg:y="4.08cm" presentation:class="outline" presentation:user-transformed="true">
          <draw:text-box>
            <text:list text:style-name="L2">
              <text:list-item>
                <text:p>文章には様々なトピックが存在する</text:p>
              </text:list-item>
            </text:list>
          </draw:text-box>
        </draw:frame>
        <draw:custom-shape draw:style-name="gr2" draw:text-style-name="P4" draw:layer="layout" svg:width="8.255cm" svg:height="5.715cm" svg:x="1.505cm" svg:y="5.985cm">
          <text:p text:style-name="P4">Cuomo to Push for Broader<text:line-break/>Ban on Assault Weapons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55cm" svg:height="5.715cm" svg:x="11.206cm" svg:y="5.986cm">
          <text:p text:style-name="P4">2012 Was Hottest</text:p>
          <text:p text:style-name="P4">Year in U.S. History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文章のトピック</text:p>
          </draw:text-box>
        </draw:frame>
        <draw:frame presentation:style-name="pr7" draw:layer="layout" svg:width="25.199cm" svg:height="1.27cm" svg:x="1.471cm" svg:y="4.08cm" presentation:class="outline" presentation:user-transformed="true">
          <draw:text-box>
            <text:list text:style-name="L2">
              <text:list-item>
                <text:p>文章には様々なトピックが存在する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014cm" svg:height="1.318cm" svg:x="3.313cm" svg:y="11.93cm">
          <draw:text-box>
            <text:p><text:span text:style-name="T3">ニューヨーク</text:span></text:p>
          </draw:text-box>
        </draw:frame>
        <draw:frame draw:style-name="gr4" draw:text-style-name="P6" draw:layer="layout" svg:width="2.339cm" svg:height="1.318cm" svg:x="3.313cm" svg:y="13.23cm">
          <draw:text-box>
            <text:p><text:span text:style-name="T3">政治</text:span></text:p>
          </draw:text-box>
        </draw:frame>
        <draw:frame draw:style-name="gr4" draw:text-style-name="P6" draw:layer="layout" svg:width="2.339cm" svg:height="1.318cm" svg:x="3.314cm" svg:y="14.53cm">
          <draw:text-box>
            <text:p><text:span text:style-name="T3">武器</text:span></text:p>
          </draw:text-box>
        </draw:frame>
        <draw:frame draw:style-name="gr4" draw:text-style-name="P6" draw:layer="layout" svg:width="2.339cm" svg:height="1.318cm" svg:x="3.314cm" svg:y="15.73cm">
          <draw:text-box>
            <text:p><text:span text:style-name="T3">犯罪</text:span></text:p>
          </draw:text-box>
        </draw:frame>
        <draw:frame draw:style-name="gr4" draw:text-style-name="P6" draw:layer="layout" svg:width="2.339cm" svg:height="1.318cm" svg:x="13.413cm" svg:y="11.93cm">
          <draw:text-box>
            <text:p><text:span text:style-name="T3">天気</text:span></text:p>
          </draw:text-box>
        </draw:frame>
        <draw:frame draw:style-name="gr4" draw:text-style-name="P6" draw:layer="layout" svg:width="2.339cm" svg:height="1.318cm" svg:x="13.413cm" svg:y="13.23cm">
          <draw:text-box>
            <text:p><text:span text:style-name="T3">気候</text:span></text:p>
          </draw:text-box>
        </draw:frame>
        <draw:frame draw:style-name="gr4" draw:text-style-name="P6" draw:layer="layout" svg:width="2.339cm" svg:height="1.318cm" svg:x="13.414cm" svg:y="14.53cm">
          <draw:text-box>
            <text:p><text:span text:style-name="T3">統計</text:span></text:p>
          </draw:text-box>
        </draw:frame>
        <draw:frame draw:style-name="gr4" draw:text-style-name="P6" draw:layer="layout" svg:width="4.177cm" svg:height="1.318cm" svg:x="13.414cm" svg:y="15.73cm">
          <draw:text-box>
            <text:p><text:span text:style-name="T3">アメリカ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トピックモデル</text:p>
          </draw:text-box>
        </draw:frame>
        <draw:frame presentation:style-name="pr7" draw:layer="layout" svg:width="25.199cm" svg:height="14.578cm" svg:x="1.471cm" svg:y="4.08cm" presentation:class="outline" presentation:user-transformed="true">
          <draw:text-box>
            <text:list text:style-name="L2">
              <text:list-item>
                <text:p>トピックモデルでは文章<text:span text:style-name="T4">X</text:span>に対してトピック<text:span text:style-name="T5">Y</text:span><text:span text:style-name="T6">を発見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7"> </text:span></text:p>
              </text:list-item>
              <text:list-item>
                <text:p><text:span text:style-name="T8">構造予測</text:span><text:span text:style-name="T6">の一種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014cm" svg:height="1.318cm" svg:x="3.313cm" svg:y="11.93cm">
          <draw:text-box>
            <text:p><text:span text:style-name="T3">ニューヨーク</text:span></text:p>
          </draw:text-box>
        </draw:frame>
        <draw:frame draw:style-name="gr4" draw:text-style-name="P6" draw:layer="layout" svg:width="2.339cm" svg:height="1.318cm" svg:x="3.313cm" svg:y="13.23cm">
          <draw:text-box>
            <text:p><text:span text:style-name="T3">政治</text:span></text:p>
          </draw:text-box>
        </draw:frame>
        <draw:frame draw:style-name="gr4" draw:text-style-name="P6" draw:layer="layout" svg:width="2.339cm" svg:height="1.318cm" svg:x="3.314cm" svg:y="14.53cm">
          <draw:text-box>
            <text:p><text:span text:style-name="T3">武器</text:span></text:p>
          </draw:text-box>
        </draw:frame>
        <draw:frame draw:style-name="gr4" draw:text-style-name="P6" draw:layer="layout" svg:width="2.339cm" svg:height="1.318cm" svg:x="3.314cm" svg:y="15.73cm">
          <draw:text-box>
            <text:p><text:span text:style-name="T3">犯罪</text:span></text:p>
          </draw:text-box>
        </draw:frame>
        <draw:frame draw:style-name="gr4" draw:text-style-name="P6" draw:layer="layout" svg:width="2.339cm" svg:height="1.318cm" svg:x="13.413cm" svg:y="11.93cm">
          <draw:text-box>
            <text:p><text:span text:style-name="T3">天気</text:span></text:p>
          </draw:text-box>
        </draw:frame>
        <draw:frame draw:style-name="gr4" draw:text-style-name="P6" draw:layer="layout" svg:width="2.339cm" svg:height="1.318cm" svg:x="13.413cm" svg:y="13.23cm">
          <draw:text-box>
            <text:p><text:span text:style-name="T3">気候</text:span></text:p>
          </draw:text-box>
        </draw:frame>
        <draw:frame draw:style-name="gr4" draw:text-style-name="P6" draw:layer="layout" svg:width="2.339cm" svg:height="1.318cm" svg:x="13.414cm" svg:y="14.53cm">
          <draw:text-box>
            <text:p><text:span text:style-name="T3">統計</text:span></text:p>
          </draw:text-box>
        </draw:frame>
        <draw:frame draw:style-name="gr4" draw:text-style-name="P6" draw:layer="layout" svg:width="4.177cm" svg:height="1.318cm" svg:x="13.414cm" svg:y="15.73cm">
          <draw:text-box>
            <text:p><text:span text:style-name="T3">アメリカ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4.236cm" svg:height="2.301cm" svg:x="21.59cm" svg:y="10.43cm">
          <draw:text-box>
            <text:p><text:span text:style-name="T3">Topic</text:span></text:p>
            <text:p><text:span text:style-name="T3">Modeling</text:span></text:p>
          </draw:text-box>
        </draw:frame>
        <draw:frame draw:style-name="gr4" draw:text-style-name="P8" draw:layer="layout" svg:width="1.158cm" svg:height="1.352cm" svg:x="0.1cm" svg:y="7.89cm">
          <draw:text-box>
            <text:p><text:span text:style-name="T9">X</text:span></text:p>
          </draw:text-box>
        </draw:frame>
        <draw:frame draw:style-name="gr4" draw:text-style-name="P9" draw:layer="layout" svg:width="1.158cm" svg:height="1.352cm" svg:x="0.1cm" svg:y="13.69cm">
          <draw:text-box>
            <text:p><text:span text:style-name="T10">Y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確率的生成モデル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文章<text:span text:style-name="T4">X</text:span>とトピック<text:span text:style-name="T5">Y</text:span>が何かの過程によって同時に生成されたとする<text:line-break/><text:line-break/><text:line-break/></text:p>
              </text:list-item>
              <text:list-item>
                <text:p>同時確率が高ければ、条件付き確率も高い：</text:p>
              </text:list-item>
            </text:list>
          </draw:text-box>
        </draw:frame>
        <draw:frame draw:style-name="gr6" draw:layer="layout" svg:width="8.133cm" svg:height="2.462cm" svg:x="8.89cm" svg:y="7.69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22.86cm" svg:height="2.87cm" svg:x="2.205cm" svg:y="12.97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を考慮した文の生成モデル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6">単語列</text:span><text:span text:style-name="T4">X</text:span>とトピック列<text:span text:style-name="T5">Y</text:span>:<text:line-break/><text:line-break/><text:line-break/></text:p>
              </text:list-item>
              <text:list-item>
                <text:p>まずトピックを独立に生成：<text:line-break/><text:line-break/></text:p>
              </text:list-item>
              <text:list-item>
                <text:p>その次、各単語をトピックに基づいて生成：</text:p>
              </text:list-item>
            </text:list>
          </draw:text-box>
        </draw:frame>
        <draw:frame draw:style-name="gr4" draw:text-style-name="P10" draw:layer="layout" svg:width="23.874cm" svg:height="1.276cm" svg:x="1.975cm" svg:y="6.676cm">
          <draw:text-box>
            <text:p text:style-name="P4"><text:span text:style-name="T11">X = Cuomo to Push for Broader Ban on Assault Weapons</text:span></text:p>
          </draw:text-box>
        </draw:frame>
        <draw:frame draw:style-name="gr4" draw:text-style-name="P11" draw:layer="layout" svg:width="23.138cm" svg:height="1.318cm" svg:x="2.005cm" svg:y="8.36cm">
          <draw:text-box>
            <text:p><text:span text:style-name="T12">Y</text:span><text:span text:style-name="T13"> </text:span><text:span text:style-name="T14">= <text:s text:c="2"/>NY <text:s/></text:span><text:span text:style-name="T14">機能 政治 機能 政治 政治 機能 犯罪 <text:s text:c="6"/>犯罪</text:span></text:p>
          </draw:text-box>
        </draw:frame>
        <draw:custom-shape draw:style-name="gr3" draw:text-style-name="P4" draw:layer="layout" svg:width="25.4cm" svg:height="3.14cm" svg:x="1.27cm" svg:y="6.48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16cm" svg:height="2.286cm" svg:x="9.131cm" svg:y="11.0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93cm" svg:height="2.286cm" svg:x="7.931cm" svg:y="15.0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4" draw:layer="layout" svg:x1="5.18cm" svg:y1="8.555cm" svg:x2="5.18cm" svg:y2="7.92cm">
          <text:p/>
        </draw:line>
        <draw:line draw:style-name="gr7" draw:text-style-name="P4" draw:layer="layout" svg:x1="7.48cm" svg:y1="8.556cm" svg:x2="7.48cm" svg:y2="7.921cm">
          <text:p/>
        </draw:line>
        <draw:line draw:style-name="gr7" draw:text-style-name="P4" draw:layer="layout" svg:x1="9.18cm" svg:y1="8.556cm" svg:x2="9.18cm" svg:y2="7.921cm">
          <text:p/>
        </draw:line>
        <draw:line draw:style-name="gr7" draw:text-style-name="P4" draw:layer="layout" svg:x1="10.98cm" svg:y1="8.556cm" svg:x2="10.98cm" svg:y2="7.921cm">
          <text:p/>
        </draw:line>
        <draw:line draw:style-name="gr7" draw:text-style-name="P4" draw:layer="layout" svg:x1="13.18cm" svg:y1="8.556cm" svg:x2="13.18cm" svg:y2="7.921cm">
          <text:p/>
        </draw:line>
        <draw:line draw:style-name="gr7" draw:text-style-name="P4" draw:layer="layout" svg:x1="16.08cm" svg:y1="8.556cm" svg:x2="16.08cm" svg:y2="7.921cm">
          <text:p/>
        </draw:line>
        <draw:line draw:style-name="gr7" draw:text-style-name="P4" draw:layer="layout" svg:x1="17.78cm" svg:y1="8.557cm" svg:x2="17.78cm" svg:y2="7.922cm">
          <text:p/>
        </draw:line>
        <draw:line draw:style-name="gr7" draw:text-style-name="P4" draw:layer="layout" svg:x1="20.08cm" svg:y1="8.557cm" svg:x2="20.08cm" svg:y2="7.922cm">
          <text:p/>
        </draw:line>
        <draw:line draw:style-name="gr7" draw:text-style-name="P4" draw:layer="layout" svg:x1="23.78cm" svg:y1="8.557cm" svg:x2="23.78cm" svg:y2="7.922cm">
          <text:p/>
        </draw:line>
        <draw:frame draw:style-name="gr6" draw:layer="layout" svg:width="23.583cm" svg:height="2.286cm" svg:x="2.031cm" svg:y="18.16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4" draw:layer="layout" svg:x1="1.27cm" svg:y1="17.78cm" svg:x2="26.67cm" svg:y2="17.78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教師なしトピックモデル</text:p>
          </draw:text-box>
        </draw:frame>
        <draw:frame presentation:style-name="pr7" draw:layer="layout" svg:width="25.199cm" svg:height="14.616cm" svg:x="1.471cm" svg:y="4.08cm" presentation:class="outline" presentation:user-transformed="true">
          <draw:text-box>
            <text:list text:style-name="L2">
              <text:list-item>
                <text:p>文章<text:span text:style-name="T4">X</text:span>のみからトピックらしいクラス<text:span text:style-name="T5">Y</text:span><text:span text:style-name="T6">を発見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7"> </text:span></text:p>
              </text:list-item>
              <text:list-item>
                <text:p><text:span text:style-name="T6">前と違って</text:span><text:span text:style-name="T5">Y</text:span><text:span text:style-name="T6">の記された学習データがない！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26cm" svg:height="1.276cm" svg:x="3.313cm" svg:y="11.93cm">
          <draw:text-box>
            <text:p><text:span text:style-name="T3">32</text:span></text:p>
          </draw:text-box>
        </draw:frame>
        <draw:frame draw:style-name="gr4" draw:text-style-name="P6" draw:layer="layout" svg:width="1.526cm" svg:height="1.276cm" svg:x="3.313cm" svg:y="13.23cm">
          <draw:text-box>
            <text:p><text:span text:style-name="T3">24</text:span></text:p>
          </draw:text-box>
        </draw:frame>
        <draw:frame draw:style-name="gr4" draw:text-style-name="P6" draw:layer="layout" svg:width="1.526cm" svg:height="1.276cm" svg:x="3.314cm" svg:y="14.53cm">
          <draw:text-box>
            <text:p><text:span text:style-name="T3">10</text:span></text:p>
          </draw:text-box>
        </draw:frame>
        <draw:frame draw:style-name="gr4" draw:text-style-name="P6" draw:layer="layout" svg:width="1.526cm" svg:height="1.276cm" svg:x="3.314cm" svg:y="15.73cm">
          <draw:text-box>
            <text:p><text:span text:style-name="T3">19</text:span></text:p>
          </draw:text-box>
        </draw:frame>
        <draw:frame draw:style-name="gr4" draw:text-style-name="P6" draw:layer="layout" svg:width="1.014cm" svg:height="1.276cm" svg:x="13.413cm" svg:y="11.93cm">
          <draw:text-box>
            <text:p><text:span text:style-name="T3">5</text:span></text:p>
          </draw:text-box>
        </draw:frame>
        <draw:frame draw:style-name="gr4" draw:text-style-name="P6" draw:layer="layout" svg:width="1.526cm" svg:height="1.276cm" svg:x="13.413cm" svg:y="13.23cm">
          <draw:text-box>
            <text:p><text:span text:style-name="T3">18</text:span></text:p>
          </draw:text-box>
        </draw:frame>
        <draw:frame draw:style-name="gr4" draw:text-style-name="P6" draw:layer="layout" svg:width="1.526cm" svg:height="1.276cm" svg:x="13.414cm" svg:y="14.53cm">
          <draw:text-box>
            <text:p><text:span text:style-name="T3">49</text:span></text:p>
          </draw:text-box>
        </draw:frame>
        <draw:frame draw:style-name="gr4" draw:text-style-name="P6" draw:layer="layout" svg:width="1.526cm" svg:height="1.276cm" svg:x="13.414cm" svg:y="15.73cm">
          <draw:text-box>
            <text:p><text:span text:style-name="T3">37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6.932cm" svg:height="2.385cm" svg:x="21.59cm" svg:y="10.43cm">
          <draw:text-box>
            <text:p><text:span text:style-name="T3">教師なし</text:span></text:p>
            <text:p><text:span text:style-name="T3">トピックモデル</text:span></text:p>
          </draw:text-box>
        </draw:frame>
        <draw:frame draw:style-name="gr4" draw:text-style-name="P8" draw:layer="layout" svg:width="1.158cm" svg:height="1.352cm" svg:x="0.1cm" svg:y="7.89cm">
          <draw:text-box>
            <text:p><text:span text:style-name="T9">X</text:span></text:p>
          </draw:text-box>
        </draw:frame>
        <draw:frame draw:style-name="gr4" draw:text-style-name="P9" draw:layer="layout" svg:width="1.158cm" svg:height="1.352cm" svg:x="0.1cm" svg:y="13.69cm">
          <draw:text-box>
            <text:p><text:span text:style-name="T10">Y</text:span></text:p>
          </draw:text-box>
        </draw:frame>
        <draw:custom-shape draw:style-name="gr3" draw:text-style-name="P4" draw:layer="layout" svg:width="27.559cm" svg:height="12.065cm" svg:x="0.1cm" svg:y="5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潜在的ディリクレ配分法<text:line-break/>(Latent Dirichlet Allocaton: LDA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トピックモデルの中で最も一般的</text:p>
              </text:list-item>
              <text:list-item>
                <text:p>まずモデルのパラメータ<text:span text:style-name="T5">θ</text:span>を生成：</text:p>
              </text:list-item>
              <text:list-item>
                <text:p>各文章に対して<text:span text:style-name="T4">X</text:span>:</text:p>
                <text:list>
                  <text:list-item>
                    <text:p>文章のトピック分布<text:span text:style-name="T5">T</text:span><text:span text:style-name="T15">i</text:span>を生成：</text:p>
                  </text:list-item>
                  <text:list-item>
                    <text:p><text:span text:style-name="T4">X</text:span><text:span text:style-name="T16">i</text:span>の各単語<text:span text:style-name="T4">x</text:span><text:span text:style-name="T16">i,j</text:span>に対して:</text:p>
                    <text:list>
                      <text:list-item>
                        <text:p>トピック<text:span text:style-name="T5">y</text:span><text:span text:style-name="T15">i,j</text:span>を生成：</text:p>
                      </text:list-item>
                      <text:list-item>
                        <text:p>単語<text:span text:style-name="T4">x</text:span><text:span text:style-name="T16">i,j</text:span><text:span text:style-name="T17">を生成：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3.81cm" svg:height="1.803cm" svg:x="18.14cm" svg:y="6.3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5.439cm" svg:height="1.923cm" svg:x="20.085cm" svg:y="9.5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8.228cm" svg:height="1.923cm" svg:x="14.786cm" svg:y="12.5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8.926cm" svg:height="1.923cm" svg:x="14.786cm" svg:y="14.62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7.153cm" svg:height="1.767cm" svg:x="0.275cm" svg:y="17.7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最尤推定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単語<text:span text:style-name="T4">X</text:span>とトピック<text:span text:style-name="T5">Y</text:span>が与えられたとしたら：<text:line-break/><text:line-break/><text:line-break/><text:line-break/></text:p>
              </text:list-item>
              <text:list-item>
                <text:p>各文章のトピック分布を決定：<text:line-break/><text:line-break/></text:p>
              </text:list-item>
              <text:list-item>
                <text:p>各トピックの単語分布を決定：</text:p>
              </text:list-item>
            </text:list>
          </draw:text-box>
        </draw:frame>
        <draw:frame draw:style-name="gr4" draw:text-style-name="P10" draw:layer="layout" svg:width="24.17cm" svg:height="1.579cm" svg:x="1.975cm" svg:y="6.776cm">
          <draw:text-box>
            <text:p text:style-name="P4"><text:span text:style-name="T11">X</text:span><text:span text:style-name="T18">1</text:span><text:span text:style-name="T11"> = Cuomo to Push for Broader Ban on Assault Weapons</text:span></text:p>
          </draw:text-box>
        </draw:frame>
        <draw:frame draw:style-name="gr4" draw:text-style-name="P11" draw:layer="layout" svg:width="22.587cm" svg:height="1.579cm" svg:x="2.005cm" svg:y="8.46cm">
          <draw:text-box>
            <text:p><text:span text:style-name="T12">Y</text:span><text:span text:style-name="T19">1</text:span><text:span text:style-name="T13"> </text:span><text:span text:style-name="T14">= <text:s text:c="2"/>32 <text:s text:c="5"/>7 <text:s text:c="3"/>24 <text:s text:c="3"/>7 <text:s text:c="5"/>24 <text:s text:c="6"/>24 <text:s text:c="2"/>7 <text:s text:c="6"/>10 <text:s text:c="9"/>10</text:span></text:p>
          </draw:text-box>
        </draw:frame>
        <draw:custom-shape draw:style-name="gr3" draw:text-style-name="P4" draw:layer="layout" svg:width="25.4cm" svg:height="3.575cm" svg:x="1.27cm" svg:y="6.4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18cm" svg:y1="8.655cm" svg:x2="5.18cm" svg:y2="8.02cm">
          <text:p/>
        </draw:line>
        <draw:line draw:style-name="gr7" draw:text-style-name="P4" draw:layer="layout" svg:x1="7.48cm" svg:y1="8.656cm" svg:x2="7.48cm" svg:y2="8.021cm">
          <text:p/>
        </draw:line>
        <draw:line draw:style-name="gr7" draw:text-style-name="P4" draw:layer="layout" svg:x1="9.18cm" svg:y1="8.656cm" svg:x2="9.18cm" svg:y2="8.021cm">
          <text:p/>
        </draw:line>
        <draw:line draw:style-name="gr7" draw:text-style-name="P4" draw:layer="layout" svg:x1="10.98cm" svg:y1="8.656cm" svg:x2="10.98cm" svg:y2="8.021cm">
          <text:p/>
        </draw:line>
        <draw:line draw:style-name="gr7" draw:text-style-name="P4" draw:layer="layout" svg:x1="13.18cm" svg:y1="8.656cm" svg:x2="13.18cm" svg:y2="8.021cm">
          <text:p/>
        </draw:line>
        <draw:line draw:style-name="gr7" draw:text-style-name="P4" draw:layer="layout" svg:x1="16.08cm" svg:y1="8.656cm" svg:x2="16.08cm" svg:y2="8.021cm">
          <text:p/>
        </draw:line>
        <draw:line draw:style-name="gr7" draw:text-style-name="P4" draw:layer="layout" svg:x1="17.78cm" svg:y1="8.657cm" svg:x2="17.78cm" svg:y2="8.022cm">
          <text:p/>
        </draw:line>
        <draw:line draw:style-name="gr7" draw:text-style-name="P4" draw:layer="layout" svg:x1="20.08cm" svg:y1="8.657cm" svg:x2="20.08cm" svg:y2="8.022cm">
          <text:p/>
        </draw:line>
        <draw:line draw:style-name="gr7" draw:text-style-name="P4" draw:layer="layout" svg:x1="23.78cm" svg:y1="8.657cm" svg:x2="23.78cm" svg:y2="8.022cm">
          <text:p/>
        </draw:line>
        <draw:frame draw:style-name="gr6" draw:layer="layout" svg:width="11.861cm" svg:height="1.556cm" svg:x="0.504cm" svg:y="12.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9.859cm" svg:height="1.556cm" svg:x="15.009cm" svg:y="12.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.738cm" svg:height="0.962cm" svg:x="13.635cm" svg:y="13.1cm">
          <draw:text-box>
            <text:p>e.g.:</text:p>
          </draw:text-box>
        </draw:frame>
        <draw:frame draw:style-name="gr6" draw:layer="layout" svg:width="11.757cm" svg:height="1.458cm" svg:x="0.504cm" svg:y="16.9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13.645cm" svg:height="1.458cm" svg:x="14.205cm" svg:y="16.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.738cm" svg:height="0.962cm" svg:x="13.635cm" svg:y="16.2cm">
          <draw:text-box>
            <text:p>e.g.: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隠れ変数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4">問題</text:span><text:span text:style-name="T4">:</text:span> <text:span text:style-name="T5">y</text:span><text:span text:style-name="T15">i,j</text:span><text:span text:style-name="T20">の値は与えられていない</text:span></text:p>
              </text:list-item>
              <text:list-item>
                <text:p><text:span text:style-name="T21">解決策</text:span><text:span text:style-name="T21">: </text:span><text:span text:style-name="T20">教師なし学習を利用</text:span></text:p>
              </text:list-item>
              <text:list-item>
                <text:p><text:span text:style-name="T20">教師なし学習の手法例：</text:span></text:p>
                <text:list>
                  <text:list-item>
                    <text:p><text:span text:style-name="T20">EM</text:span><text:span text:style-name="T20">アルゴリズム</text:span></text:p>
                  </text:list-item>
                  <text:list-item>
                    <text:p><text:span text:style-name="T20">変分ベイズ</text:span></text:p>
                  </text:list-item>
                  <text:list-item>
                    <text:p><text:span text:style-name="T22">サンプリン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8" draw:text-style-name="P12" draw:layer="layout" svg:width="25.199cm" svg:height="2.987cm" svg:x="1.27cm" svg:y="1.399cm" presentation:class="title" presentation:user-transformed="true">
          <draw:text-box>
            <text:p><text:span text:style-name="T23">サンプリングの例</text:span></text:p>
          </draw:text-box>
        </draw:frame>
        <draw:frame presentation:style-name="pr9" draw:text-style-name="P12" draw:layer="layout" svg:width="25.199cm" svg:height="13.61cm" svg:x="1.471cm" svg:y="4.38cm" presentation:class="outline" presentation:user-transformed="true">
          <draw:text-box>
            <text:list text:style-name="L2">
              <text:list-item>
                <text:p><text:span text:style-name="T23">ある分布に従ってサンプルを生成</text:span><text:span text:style-name="T23">: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  <text:list-item>
                <text:p><text:span text:style-name="T23">サンプルを数え上げて割ったら確率が近似可能：</text:span><text:span text:style-name="T23"><text:line-break/></text:span><text:span text:style-name="T23"><text:line-break/></text:span><text:span text:style-name="T24"> </text:span></text:p>
              </text:list-item>
              <text:list-item>
                <text:p><text:span text:style-name="T23">サンプルが増えれば近似の精度も増える：</text:span></text:p>
              </text:list-item>
            </text:list>
          </draw:text-box>
        </draw:frame>
        <draw:frame draw:style-name="gr4" draw:text-style-name="P13" draw:layer="layout" svg:width="17.147cm" svg:height="1.195cm" svg:x="1.385cm" svg:y="5.885cm">
          <draw:text-box>
            <text:p><text:span text:style-name="T25">分布</text:span><text:span text:style-name="T25">: </text:span><text:span text:style-name="T25"><text:tab/></text:span><text:span text:style-name="T25"><text:tab/></text:span><text:span text:style-name="T25"><text:tab/></text:span><text:span text:style-name="T26">P(A)=0.5 <text:s text:c="2"/>P(B)=0.3 <text:s text:c="2"/>P(C)=0.2</text:span></text:p>
          </draw:text-box>
        </draw:frame>
        <draw:frame draw:style-name="gr4" draw:text-style-name="P14" draw:layer="layout" svg:width="21.694cm" svg:height="1.119cm" svg:x="0.97cm" svg:y="10.92cm">
          <draw:text-box>
            <text:p><text:span text:style-name="T27">P(A)= 4/10 = 0.4,</text:span><text:span text:style-name="T27"><text:tab/></text:span><text:span text:style-name="T27"><text:tab/></text:span><text:span text:style-name="T27">P(B)= 4/10 = 0.4,</text:span><text:span text:style-name="T27"><text:tab/></text:span><text:span text:style-name="T27"><text:tab/></text:span><text:span text:style-name="T27">P(C) = 2/10 = 0.2</text:span></text:p>
          </draw:text-box>
        </draw:frame>
        <draw:frame draw:style-name="gr4" draw:text-style-name="P15" draw:layer="layout" svg:width="18.557cm" svg:height="1.119cm" svg:x="1.47cm" svg:y="7.221cm">
          <draw:text-box>
            <text:p><text:span text:style-name="T28">サンプル</text:span><text:span text:style-name="T28">: <text:s text:c="4"/></text:span><text:span text:style-name="T28"><text:tab/></text:span><text:span text:style-name="T27">B</text:span><text:span text:style-name="T27"><text:tab/></text:span><text:span text:style-name="T27">B</text:span><text:span text:style-name="T27"><text:tab/></text:span><text:span text:style-name="T27">C</text:span><text:span text:style-name="T27"><text:tab/></text:span><text:span text:style-name="T27">A</text:span><text:span text:style-name="T27"><text:tab/></text:span><text:span text:style-name="T27">A</text:span><text:span text:style-name="T27"><text:tab/></text:span><text:span text:style-name="T27">C</text:span><text:span text:style-name="T27"><text:tab/></text:span><text:span text:style-name="T27">A</text:span><text:span text:style-name="T27"><text:tab/></text:span><text:span text:style-name="T27">B</text:span><text:span text:style-name="T27"><text:tab/></text:span><text:span text:style-name="T27">B</text:span><text:span text:style-name="T27"><text:tab/></text:span><text:span text:style-name="T27">A</text:span><text:span text:style-name="T28"> </text:span>… </text:p>
          </draw:text-box>
        </draw:frame>
        <draw:custom-shape draw:style-name="gr9" draw:text-style-name="P16" draw:layer="layout" svg:width="25.4cm" svg:height="3.002cm" svg:x="1.27cm" svg:y="5.6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8.204cm" svg:height="7.03cm" svg:x="5.291cm" svg:y="13.8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8" draw:text-style-name="P12" draw:layer="layout" svg:width="25.199cm" svg:height="2.987cm" svg:x="1.27cm" svg:y="1.699cm" presentation:class="title" presentation:user-transformed="true">
          <draw:text-box>
            <text:p><text:span text:style-name="T23">アルゴリズム</text:span></text:p>
          </draw:text-box>
        </draw:frame>
        <draw:frame presentation:style-name="pr9" draw:text-style-name="P12" draw:layer="layout" svg:width="25.199cm" svg:height="13.61cm" svg:x="2.571cm" svg:y="5.08cm" presentation:class="outline" presentation:user-transformed="true">
          <draw:text-box>
            <text:p><text:span text:style-name="T29">SampleOne</text:span><text:span text:style-name="T23">(probs[])</text:span></text:p>
            <text:p><text:span text:style-name="T23"><text:s text:c="5"/></text:span><text:span text:style-name="T23">z = </text:span><text:span text:style-name="T29">Sum</text:span><text:span text:style-name="T23">(probs)</text:span></text:p>
            <text:p><text:span text:style-name="T23"><text:s text:c="5"/></text:span><text:span text:style-name="T23">remaining = </text:span><text:span text:style-name="T29">Rand</text:span><text:span text:style-name="T23">(z)</text:span></text:p>
            <text:p><text:span text:style-name="T30"><text:s text:c="5"/></text:span><text:span text:style-name="T30">for each</text:span><text:span text:style-name="T23"> i </text:span><text:span text:style-name="T30">in</text:span><text:span text:style-name="T23"> 0 .. probs.size-1</text:span></text:p>
            <text:p><text:span text:style-name="T23"><text:s text:c="10"/></text:span><text:span text:style-name="T23">remaining -= probs[i]</text:span></text:p>
            <text:p><text:span text:style-name="T23"><text:s text:c="10"/></text:span><text:span text:style-name="T30">if</text:span><text:span text:style-name="T23"> remaining &lt;= 0</text:span></text:p>
            <text:p><text:span text:style-name="T23"><text:s text:c="15"/></text:span><text:span text:style-name="T30">return</text:span><text:span text:style-name="T23"> i</text:span></text:p>
          </draw:text-box>
        </draw:frame>
        <draw:frame draw:style-name="gr4" draw:text-style-name="P17" draw:layer="layout" svg:width="9.158cm" svg:height="1.953cm" svg:x="17.232cm" svg:y="8.415cm">
          <draw:text-box>
            <text:p><text:span text:style-name="T31">[0,z)</text:span><text:span text:style-name="T31">の乱数を一様分布に</text:span></text:p>
            <text:p><text:span text:style-name="T31">よって生成</text:span></text:p>
          </draw:text-box>
        </draw:frame>
        <draw:frame draw:style-name="gr4" draw:text-style-name="P17" draw:layer="layout" svg:width="8.041cm" svg:height="1.119cm" svg:x="17.233cm" svg:y="10.516cm">
          <draw:text-box>
            <text:p><text:span text:style-name="T31">probs</text:span><text:span text:style-name="T31">の各項目を検証</text:span></text:p>
          </draw:text-box>
        </draw:frame>
        <draw:frame draw:style-name="gr4" draw:text-style-name="P17" draw:layer="layout" svg:width="6.7cm" svg:height="1.085cm" svg:x="17.233cm" svg:y="12.117cm">
          <draw:text-box>
            <text:p><text:span text:style-name="T31">現在の確率を引く</text:span></text:p>
          </draw:text-box>
        </draw:frame>
        <draw:frame draw:style-name="gr4" draw:text-style-name="P17" draw:layer="layout" svg:width="8.854cm" svg:height="1.119cm" svg:x="17.233cm" svg:y="13.918cm">
          <draw:text-box>
            <text:p><text:span text:style-name="T31">0</text:span><text:span text:style-name="T31">より小さい場合、返す</text:span></text:p>
          </draw:text-box>
        </draw:frame>
        <draw:frame draw:style-name="gr4" draw:text-style-name="P17" draw:layer="layout" svg:width="10.395cm" svg:height="1.119cm" svg:x="17.233cm" svg:y="6.916cm">
          <draw:text-box>
            <text:p><text:span text:style-name="T31">確率の和（正規化項</text:span><text:span text:style-name="T31">)</text:span><text:span text:style-name="T31">を計算</text:span></text:p>
          </draw:text-box>
        </draw:frame>
        <draw:frame draw:style-name="gr4" draw:text-style-name="P18" xml:id="id1" draw:id="id1" draw:layer="layout" svg:width="23.362cm" svg:height="1.161cm" svg:x="3.908cm" svg:y="16.692cm">
          <draw:text-box>
            <text:p><text:span text:style-name="T32">全ての確率が終わっても返さない場合はバグでエラー終了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2.987cm" svg:x="1.27cm" svg:y="1.699cm" presentation:class="title">
          <draw:text-box>
            <text:p>ギブスサンプリング</text:p>
          </draw:text-box>
        </draw:frame>
        <draw:frame presentation:style-name="pr9" draw:layer="layout" svg:width="25.199cm" svg:height="13.61cm" svg:x="1.471cm" svg:y="5.08cm" presentation:class="outline" presentation:user-transformed="true">
          <draw:text-box>
            <text:list text:style-name="L2">
              <text:list-item>
                <text:p>2つの変数を分布P(X,Y)からサンプルしたい</text:p>
                <text:list>
                  <text:list-item>
                    <text:p>… P(X,Y)からサンプリングすることが不可</text:p>
                  </text:list-item>
                  <text:list-item>
                    <text:p>… P(X|Y)とP(Y|X)からサンプリングすることが可</text:p>
                  </text:list-item>
                </text:list>
              </text:list-item>
              <text:list-item>
                <text:p><text:span text:style-name="T4">ギブスサンプリング</text:span><text:span text:style-name="T5">では、変数を</text:span><text:span text:style-name="T5">1</text:span><text:span text:style-name="T5">個ずつサンプリングする</text:span></text:p>
              </text:list-item>
              <text:list-item>
                <text:p>各イタレーション：<text:line-break/><text:tab/>Xを固定し、YをP(Y|X)に従ってサンプリング<text:line-break/><text:tab/>Yを固定し、XをP(X|Y)に従ってサンプリン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2.987cm" svg:x="1.27cm" svg:y="1.699cm" presentation:class="title">
          <draw:text-box>
            <text:p>ギブスサンプリングの例</text:p>
          </draw:text-box>
        </draw:frame>
        <draw:frame presentation:style-name="pr9" draw:layer="layout" svg:width="25.199cm" svg:height="15.276cm" svg:x="1.471cm" svg:y="5.08cm" presentation:class="outline" presentation:user-transformed="true">
          <draw:text-box>
            <text:list text:style-name="L2">
              <text:list-item>
                <text:p><text:span text:style-name="T4">親</text:span><text:span text:style-name="T4">A</text:span>と<text:span text:style-name="T5">子</text:span><text:span text:style-name="T5">B</text:span>は買い物している、それぞれの性別は？<text:line-break/>P(<text:span text:style-name="T4">母</text:span>|<text:span text:style-name="T5">娘</text:span>) = 5/6 = 0.833 <text:s text:c="2"/>P(<text:span text:style-name="T4">母</text:span>|<text:span text:style-name="T5">息子</text:span>) = 5/8 = 0.625<text:line-break/>P(<text:span text:style-name="T5">娘</text:span>|<text:span text:style-name="T4">母</text:span>) = 2/3 = 0.667 <text:s text:c="2"/>P(<text:span text:style-name="T5">娘</text:span>|<text:span text:style-name="T4">父</text:span>) = 2/5 = 0.4</text:p>
              </text:list-item>
              <text:list-item>
                <text:p><text:line-break/>初期状態：<text:span text:style-name="T4">母</text:span>/<text:span text:style-name="T5">娘</text:span><text:line-break/><text:tab/>Aをサンプル：P(<text:span text:style-name="T4">母</text:span>|<text:span text:style-name="T5">娘</text:span>)=0.833, <text:span text:style-name="T4">母</text:span>を選んだ！<text:line-break/><text:tab/>Bをサンプル：P(<text:span text:style-name="T5">娘</text:span>|<text:span text:style-name="T4">母</text:span>)=0.667, <text:span text:style-name="T5">息子</text:span>を選んだ！<text:line-break/>　c(母,息子)++<text:line-break/><text:tab/>Aをサンプル：P(<text:span text:style-name="T4">母</text:span>|<text:span text:style-name="T5">息子</text:span>)=0.625, <text:span text:style-name="T4">母</text:span>を選んだ！<text:line-break/><text:tab/>Bをサンプル：P(<text:span text:style-name="T5">娘</text:span>|<text:span text:style-name="T4">母</text:span>)=0.667, <text:span text:style-name="T5">娘</text:span>を選んだ！<text:line-break/> <text:s/>c(母,娘)++<text:line-break/> <text:s text:c="38"/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2.987cm" svg:x="1.27cm" svg:y="1.699cm" presentation:class="title">
          <draw:text-box>
            <text:p>実際にやってみると</text:p>
          </draw:text-box>
        </draw:frame>
        <draw:frame presentation:style-name="pr11" draw:layer="layout" svg:width="25.199cm" svg:height="2.18cm" svg:x="1.471cm" svg:y="16.51cm" presentation:class="outline" presentation:user-transformed="true">
          <draw:text-box>
            <text:list text:style-name="L2">
              <text:list-item>
                <text:p>同時確率の式を手で解いてこの結果を確認できる</text:p>
              </text:list-item>
            </text:list>
          </draw:text-box>
        </draw:frame>
        <draw:frame draw:style-name="gr10" draw:layer="layout" svg:width="22.225cm" svg:height="12.065cm" svg:x="1.905cm" svg:y="3.8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モデルのサンプリング(1)</text:p>
          </draw:text-box>
        </draw:frame>
        <draw:frame presentation:style-name="pr12" draw:layer="layout" svg:width="25.199cm" svg:height="7.607cm" svg:x="1.471cm" svg:y="4.306cm" presentation:class="outline" presentation:user-transformed="true">
          <draw:text-box>
            <text:list text:style-name="L2">
              <text:list-item>
                <text:p><text:span text:style-name="T5">y</text:span><text:span text:style-name="T15">i,j</text:span>を1つずつ：<text:line-break/><text:line-break/><text:line-break/><text:line-break/></text:p>
              </text:list-item>
              <text:list-item>
                <text:p>まず<text:span text:style-name="T10">y</text:span><text:span text:style-name="T33">i,j</text:span> をカウントから削除、確率を再計算</text:p>
              </text:list-item>
            </text:list>
          </draw:text-box>
        </draw:frame>
        <draw:frame draw:style-name="gr4" draw:text-style-name="P6" draw:layer="layout" svg:width="24.221cm" svg:height="1.579cm" svg:x="1.84cm" svg:y="6.611cm">
          <draw:text-box>
            <text:p text:style-name="P4"><text:span text:style-name="T3">X</text:span><text:span text:style-name="T34">1</text:span><text:span text:style-name="T3"> = </text:span><text:span text:style-name="T11">Cuomo</text:span><text:span text:style-name="T3"> </text:span><text:span text:style-name="T14">to</text:span><text:span text:style-name="T3"> </text:span><text:span text:style-name="T35">Push</text:span><text:span text:style-name="T3"> </text:span><text:span text:style-name="T14">for</text:span><text:span text:style-name="T3"> </text:span><text:span text:style-name="T36">Broader</text:span><text:span text:style-name="T3"> </text:span><text:span text:style-name="T35">Ban</text:span><text:span text:style-name="T3"> </text:span><text:span text:style-name="T14">on</text:span><text:span text:style-name="T3"> </text:span><text:span text:style-name="T37">Assault Weapons</text:span></text:p>
          </draw:text-box>
        </draw:frame>
        <draw:frame draw:style-name="gr4" draw:text-style-name="P6" draw:layer="layout" svg:width="22.708cm" svg:height="1.579cm" svg:x="1.77cm" svg:y="7.695cm">
          <draw:text-box>
            <text:p><text:span text:style-name="T34"><text:s/></text:span><text:span text:style-name="T38">Y</text:span><text:span text:style-name="T39">1</text:span><text:span text:style-name="T40"> </text:span><text:span text:style-name="T3">= <text:s text:c="5"/></text:span><text:span text:style-name="T11">5</text:span><text:span text:style-name="T3"> <text:s text:c="7"/></text:span><text:span text:style-name="T14">7</text:span><text:span text:style-name="T3"> <text:s text:c="3"/></text:span><text:span text:style-name="T35">4</text:span><text:span text:style-name="T3"> <text:s text:c="3"/></text:span><text:span text:style-name="T14">7</text:span><text:span text:style-name="T3"> <text:s text:c="7"/></text:span><text:span text:style-name="T36">3</text:span><text:span text:style-name="T3"> <text:s text:c="7"/></text:span><text:span text:style-name="T35">4</text:span><text:span text:style-name="T3"> <text:s text:c="4"/></text:span><text:span text:style-name="T14">7</text:span><text:span text:style-name="T3"> <text:s text:c="6"/></text:span><text:span text:style-name="T37">6</text:span><text:span text:style-name="T3"> <text:s text:c="11"/></text:span><text:span text:style-name="T37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76cm" svg:x="1.217cm" svg:y="12.624cm">
          <draw:text-box>
            <text:p><text:span text:style-name="T3">{0, 0, </text:span><text:span text:style-name="T36">1/9</text:span><text:span text:style-name="T3">, </text:span><text:span text:style-name="T35">2/9</text:span><text:span text:style-name="T3">, </text:span><text:span text:style-name="T11">1/9</text:span><text:span text:style-name="T3">, </text:span><text:span text:style-name="T37">2/9</text:span><text:span text:style-name="T3">, </text:span><text:span text:style-name="T14">3/9</text:span><text:span text:style-name="T3">, 0}</text:span></text:p>
          </draw:text-box>
        </draw:frame>
        <draw:custom-shape draw:style-name="gr11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37cm" svg:y1="14.3cm" svg:x2="15.64cm" svg:y2="15.57cm">
          <text:p/>
        </draw:line>
        <draw:frame draw:style-name="gr4" draw:text-style-name="P6" draw:layer="layout" svg:width="12.594cm" svg:height="1.276cm" svg:x="13.218cm" svg:y="15.625cm">
          <draw:text-box>
            <text:p><text:span text:style-name="T3">{0, 0, </text:span><text:span text:style-name="T36">1/8</text:span><text:span text:style-name="T3">, </text:span><text:span text:style-name="T35">2/8</text:span><text:span text:style-name="T3">, </text:span><text:span text:style-name="T11">1/8</text:span><text:span text:style-name="T3">, </text:span><text:span text:style-name="T37">2/8</text:span><text:span text:style-name="T3">, </text:span><text:span text:style-name="T14">2/8</text:span><text:span text:style-name="T3">, 0}</text:span></text:p>
          </draw:text-box>
        </draw:frame>
        <draw:custom-shape draw:style-name="gr3" draw:text-style-name="P4" draw:layer="layout" svg:width="25.4cm" svg:height="5.055cm" svg:x="1.135cm" svg:y="12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モデルのサンプリング(2)</text:p>
          </draw:text-box>
        </draw:frame>
        <draw:frame presentation:style-name="pr12" draw:layer="layout" svg:width="25.199cm" svg:height="6.605cm" svg:x="1.471cm" svg:y="4.306cm" presentation:class="outline" presentation:user-transformed="true">
          <draw:text-box>
            <text:list text:style-name="L2">
              <text:list-item>
                <text:p><text:span text:style-name="T5">y</text:span><text:span text:style-name="T15">i,j</text:span>を1つずつ：<text:line-break/><text:line-break/><text:line-break/></text:p>
              </text:list-item>
              <text:list-item>
                <text:p>トピック確率と単語確率を掛け合わせる：</text:p>
              </text:list-item>
            </text:list>
          </draw:text-box>
        </draw:frame>
        <draw:frame draw:style-name="gr4" draw:text-style-name="P19" draw:layer="layout" svg:width="24.221cm" svg:height="1.579cm" svg:x="1.84cm" svg:y="6.611cm">
          <draw:text-box>
            <text:p text:style-name="P4"><text:span text:style-name="T3">X</text:span><text:span text:style-name="T34">1</text:span><text:span text:style-name="T3"> = </text:span><text:span text:style-name="T11">Cuomo</text:span><text:span text:style-name="T3"> </text:span><text:span text:style-name="T14">to</text:span><text:span text:style-name="T3"> </text:span><text:span text:style-name="T35">Push</text:span><text:span text:style-name="T3"> </text:span><text:span text:style-name="T41">for</text:span><text:span text:style-name="T3"> </text:span><text:span text:style-name="T36">Broader</text:span><text:span text:style-name="T3"> </text:span><text:span text:style-name="T35">Ban</text:span><text:span text:style-name="T3"> </text:span><text:span text:style-name="T14">on</text:span><text:span text:style-name="T3"> </text:span><text:span text:style-name="T37">Assault Weapons</text:span></text:p>
          </draw:text-box>
        </draw:frame>
        <draw:frame draw:style-name="gr4" draw:text-style-name="P6" draw:layer="layout" svg:width="23.225cm" svg:height="1.579cm" svg:x="1.77cm" svg:y="7.695cm">
          <draw:text-box>
            <text:p><text:span text:style-name="T34"><text:s/></text:span><text:span text:style-name="T38">Y</text:span><text:span text:style-name="T39">1</text:span><text:span text:style-name="T40"> </text:span><text:span text:style-name="T3">= <text:s text:c="5"/></text:span><text:span text:style-name="T11">5</text:span><text:span text:style-name="T3"> <text:s text:c="7"/></text:span><text:span text:style-name="T14">7</text:span><text:span text:style-name="T3"> <text:s text:c="3"/></text:span><text:span text:style-name="T35">4</text:span><text:span text:style-name="T3"> <text:s/></text:span><text:span text:style-name="T41">???</text:span><text:span text:style-name="T3"> <text:s text:c="7"/></text:span><text:span text:style-name="T36">3</text:span><text:span text:style-name="T3"> <text:s text:c="7"/></text:span><text:span text:style-name="T35">4</text:span><text:span text:style-name="T3"> <text:s text:c="4"/></text:span><text:span text:style-name="T14">7</text:span><text:span text:style-name="T3"> <text:s text:c="6"/></text:span><text:span text:style-name="T37">6</text:span><text:span text:style-name="T3"> <text:s text:c="11"/></text:span><text:span text:style-name="T37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4.341cm" svg:height="1.579cm" svg:x="1.018cm" svg:y="12.625cm">
          <draw:text-box>
            <text:p><text:span text:style-name="T3">P(y</text:span><text:span text:style-name="T34">i,j</text:span><text:span text:style-name="T3"> | Y</text:span><text:span text:style-name="T34">i</text:span><text:span text:style-name="T3">) </text:span><text:span text:style-name="T3"><text:tab/></text:span><text:span text:style-name="T3"><text:tab/></text:span><text:span text:style-name="T3">= { <text:s text:c="3"/>0, <text:s text:c="5"/>0, </text:span><text:span text:style-name="T36">0.125</text:span><text:span text:style-name="T3">, </text:span><text:span text:style-name="T35">0.25</text:span><text:span text:style-name="T3">, </text:span><text:span text:style-name="T11">0.125</text:span><text:span text:style-name="T3">, </text:span><text:span text:style-name="T37">0.25</text:span><text:span text:style-name="T3">, </text:span><text:span text:style-name="T14">0.25</text:span><text:span text:style-name="T3">, 0}</text:span></text:p>
          </draw:text-box>
        </draw:frame>
        <draw:custom-shape draw:style-name="gr3" draw:text-style-name="P4" draw:layer="layout" svg:width="26.805cm" svg:height="9.525cm" svg:x="0.735cm" svg:y="11.0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85cm" svg:height="1.579cm" svg:x="1.019cm" svg:y="14.926cm">
          <draw:text-box>
            <text:p><text:span text:style-name="T3">P(x</text:span><text:span text:style-name="T34">i,j</text:span><text:span text:style-name="T3"> | y</text:span><text:span text:style-name="T34">i,j</text:span><text:span text:style-name="T40">, θ</text:span><text:span text:style-name="T3">) ={0.01, 0.02, <text:s text:c="2"/></text:span><text:span text:style-name="T36">0.01</text:span><text:span text:style-name="T3">, </text:span><text:span text:style-name="T35">0.10</text:span><text:span text:style-name="T3">, <text:s text:c="2"/></text:span><text:span text:style-name="T11">0.08</text:span><text:span text:style-name="T3">, </text:span><text:span text:style-name="T37">0.07</text:span><text:span text:style-name="T3">, </text:span><text:span text:style-name="T14">0.70</text:span><text:span text:style-name="T3">, 0.01}</text:span></text:p>
          </draw:text-box>
        </draw:frame>
        <draw:frame draw:style-name="gr4" draw:text-style-name="P20" draw:layer="layout" svg:width="26.003cm" svg:height="1.579cm" svg:x="1.019cm" svg:y="17.427cm">
          <draw:text-box>
            <text:p><text:span text:style-name="T41">P(x</text:span><text:span text:style-name="T42">i,j</text:span><text:span text:style-name="T41"> y</text:span><text:span text:style-name="T42">i,j</text:span><text:span text:style-name="T41">| Y</text:span><text:span text:style-name="T42">i</text:span><text:span text:style-name="T43">, </text:span><text:span text:style-name="T41">θ)={ <text:s text:c="4"/>0, <text:s text:c="2"/>0,</text:span><text:span text:style-name="T36">0.00125</text:span><text:span text:style-name="T41">,</text:span><text:span text:style-name="T35">0.01</text:span><text:span text:style-name="T41">,</text:span><text:span text:style-name="T11">0.01</text:span><text:span text:style-name="T41">,</text:span><text:span text:style-name="T37">0.00875</text:span><text:span text:style-name="T41">,</text:span><text:span text:style-name="T14">0.175</text:span><text:span text:style-name="T41">, 0}/Z</text:span></text:p>
          </draw:text-box>
        </draw:frame>
        <draw:frame draw:style-name="gr4" draw:text-style-name="P21" draw:layer="layout" svg:width="1.107cm" svg:height="1.987cm" svg:x="13.733cm" svg:y="13.888cm">
          <draw:text-box>
            <text:p><text:span text:style-name="T44">*</text:span></text:p>
          </draw:text-box>
        </draw:frame>
        <draw:frame draw:style-name="gr4" draw:text-style-name="P21" draw:layer="layout" svg:width="1.408cm" svg:height="1.987cm" svg:x="13.634cm" svg:y="15.989cm">
          <draw:text-box>
            <text:p><text:span text:style-name="T44">=</text:span></text:p>
          </draw:text-box>
        </draw:frame>
        <draw:frame draw:style-name="gr4" draw:text-style-name="P6" draw:layer="layout" svg:width="5.095cm" svg:height="1.318cm" svg:x="20.375cm" svg:y="19.35cm">
          <draw:text-box>
            <text:p><text:span text:style-name="T3">正規化係数</text:span></text:p>
          </draw:text-box>
        </draw:frame>
        <draw:line draw:style-name="gr7" draw:text-style-name="P4" draw:layer="layout" svg:x1="25.435cm" svg:y1="20.32cm" svg:x2="26.07cm" svg:y2="19.05cm">
          <text:p/>
        </draw:line>
        <draw:frame draw:style-name="gr4" draw:text-style-name="P6" draw:layer="layout" svg:width="9.688cm" svg:height="1.318cm" svg:x="18.675cm" svg:y="11.15cm">
          <draw:text-box>
            <text:p><text:span text:style-name="T3">コーパス全体から計算</text:span></text:p>
          </draw:text-box>
        </draw:frame>
        <draw:line draw:style-name="gr7" draw:text-style-name="P4" draw:layer="layout" svg:x1="26.136cm" svg:y1="12.22cm" svg:x2="25.7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モデルのサンプリング(3)</text:p>
          </draw:text-box>
        </draw:frame>
        <draw:frame presentation:style-name="pr12" draw:layer="layout" svg:width="25.199cm" svg:height="9.543cm" svg:x="1.471cm" svg:y="4.306cm" presentation:class="outline" presentation:user-transformed="true">
          <draw:text-box>
            <text:list text:style-name="L2">
              <text:list-item>
                <text:p>確率分布から1つの値をサンプリング：<text:line-break/><text:line-break/></text:p>
              </text:list-item>
              <text:list-item>
                <text:p>トピックを更新：<text:line-break/><text:line-break/><text:line-break/></text:p>
              </text:list-item>
              <text:list-item>
                <text:p>カウントと確率を更新：</text:p>
              </text:list-item>
            </text:list>
          </draw:text-box>
        </draw:frame>
        <draw:frame draw:style-name="gr4" draw:text-style-name="P19" draw:layer="layout" svg:width="24.221cm" svg:height="1.579cm" svg:x="1.84cm" svg:y="9.611cm">
          <draw:text-box>
            <text:p text:style-name="P4"><text:span text:style-name="T3">X</text:span><text:span text:style-name="T34">1</text:span><text:span text:style-name="T3"> = </text:span><text:span text:style-name="T11">Cuomo</text:span><text:span text:style-name="T3"> </text:span><text:span text:style-name="T14">to</text:span><text:span text:style-name="T3"> </text:span><text:span text:style-name="T35">Push</text:span><text:span text:style-name="T3"> </text:span><text:span text:style-name="T37">for</text:span><text:span text:style-name="T3"> </text:span><text:span text:style-name="T36">Broader</text:span><text:span text:style-name="T3"> </text:span><text:span text:style-name="T35">Ban</text:span><text:span text:style-name="T3"> </text:span><text:span text:style-name="T14">on</text:span><text:span text:style-name="T3"> </text:span><text:span text:style-name="T37">Assault Weapons</text:span></text:p>
          </draw:text-box>
        </draw:frame>
        <draw:frame draw:style-name="gr4" draw:text-style-name="P6" draw:layer="layout" svg:width="22.814cm" svg:height="1.579cm" svg:x="1.77cm" svg:y="10.695cm">
          <draw:text-box>
            <text:p><text:span text:style-name="T38">Y</text:span><text:span text:style-name="T39">1</text:span><text:span text:style-name="T40"> </text:span><text:span text:style-name="T3">= <text:s text:c="5"/></text:span><text:span text:style-name="T11">5</text:span><text:span text:style-name="T3"> <text:s text:c="7"/></text:span><text:span text:style-name="T14">7</text:span><text:span text:style-name="T3"> <text:s text:c="3"/></text:span><text:span text:style-name="T35">4</text:span><text:span text:style-name="T3"> <text:s text:c="4"/></text:span><text:span text:style-name="T37">6</text:span><text:span text:style-name="T3"> <text:s text:c="7"/></text:span><text:span text:style-name="T36">3</text:span><text:span text:style-name="T3"> <text:s text:c="7"/></text:span><text:span text:style-name="T35">4</text:span><text:span text:style-name="T3"> <text:s text:c="4"/></text:span><text:span text:style-name="T14">7</text:span><text:span text:style-name="T3"> <text:s text:c="6"/></text:span><text:span text:style-name="T37">6</text:span><text:span text:style-name="T3"> <text:s text:c="11"/></text:span><text:span text:style-name="T37">6</text:span></text:p>
          </draw:text-box>
        </draw:frame>
        <draw:custom-shape draw:style-name="gr3" draw:text-style-name="P4" draw:layer="layout" svg:width="25.4cm" svg:height="3.04cm" svg:x="1.135cm" svg:y="9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05cm" svg:height="2.54cm" svg:x="10.26cm" svg:y="9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6.805cm" svg:height="2cm" svg:x="0.735cm" svg:y="5.6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46cm" svg:height="1.579cm" svg:x="0.919cm" svg:y="5.927cm">
          <draw:text-box>
            <text:p><text:span text:style-name="T3">P(x</text:span><text:span text:style-name="T34">i,j</text:span><text:span text:style-name="T3">, y</text:span><text:span text:style-name="T34">i,j</text:span><text:span text:style-name="T3"> | T</text:span><text:span text:style-name="T34">i</text:span><text:span text:style-name="T40">, θ</text:span><text:span text:style-name="T3">)={ <text:s text:c="4"/>0, <text:s text:c="2"/>0,</text:span><text:span text:style-name="T36">0.00125</text:span><text:span text:style-name="T3">,</text:span><text:span text:style-name="T35">0.01</text:span><text:span text:style-name="T3">,</text:span><text:span text:style-name="T11">0.01</text:span><text:span text:style-name="T3">,</text:span><text:span text:style-name="T37">0.00875</text:span><text:span text:style-name="T3">,</text:span><text:span text:style-name="T14">0.175</text:span><text:span text:style-name="T3">, 0}/Z</text:span></text:p>
          </draw:text-box>
        </draw:frame>
        <draw:custom-shape draw:style-name="gr11" draw:text-style-name="P4" draw:layer="layout" svg:width="3.529cm" svg:height="1.505cm" svg:x="19.061cm" svg:y="5.8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76cm" svg:x="13.452cm" svg:y="17.969cm">
          <draw:text-box>
            <text:p><text:span text:style-name="T3">{0, 0, </text:span><text:span text:style-name="T36">1/9</text:span><text:span text:style-name="T3">, </text:span><text:span text:style-name="T35">2/9</text:span><text:span text:style-name="T3">, </text:span><text:span text:style-name="T11">1/9</text:span><text:span text:style-name="T3">, </text:span><text:span text:style-name="T37">3/9</text:span><text:span text:style-name="T3">, </text:span><text:span text:style-name="T14">2/9</text:span><text:span text:style-name="T3">, 0}</text:span></text:p>
          </draw:text-box>
        </draw:frame>
        <draw:line draw:style-name="gr5" draw:text-style-name="P4" draw:layer="layout" svg:x1="13.505cm" svg:y1="16.345cm" svg:x2="14.775cm" svg:y2="17.615cm">
          <text:p/>
        </draw:line>
        <draw:frame draw:style-name="gr4" draw:text-style-name="P6" draw:layer="layout" svg:width="12.594cm" svg:height="1.276cm" svg:x="1.053cm" svg:y="14.67cm">
          <draw:text-box>
            <text:p><text:span text:style-name="T3">{0, 0, </text:span><text:span text:style-name="T36">1/8</text:span><text:span text:style-name="T3">, </text:span><text:span text:style-name="T35">2/8</text:span><text:span text:style-name="T3">, </text:span><text:span text:style-name="T11">1/8</text:span><text:span text:style-name="T3">, </text:span><text:span text:style-name="T37">2/8</text:span><text:span text:style-name="T3">, </text:span><text:span text:style-name="T14">2/8</text:span><text:span text:style-name="T3">, 0}</text:span></text:p>
          </draw:text-box>
        </draw:frame>
        <draw:custom-shape draw:style-name="gr3" draw:text-style-name="P4" draw:layer="layout" svg:width="25.4cm" svg:height="5.055cm" svg:x="1.07cm" svg:y="14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ディリクレ分布による平滑化：</text:p>
          </draw:text-box>
        </draw:frame>
        <draw:frame presentation:style-name="pr5" draw:layer="layout" svg:width="25.199cm" svg:height="16.899cm" svg:x="1.471cm" svg:y="3.58cm" presentation:class="outline" presentation:user-transformed="true">
          <draw:text-box>
            <text:list text:style-name="L2">
              <text:list-item>
                <text:p><text:span text:style-name="T4">問題</text:span><text:span text:style-name="T4">:</text:span> 多くのカウントが0→多くの確率が0<text:line-break/><text:tab/><text:tab/><text:tab/> → 局所解に陥る</text:p>
              </text:list-item>
              <text:list-item>
                <text:p><text:span text:style-name="T4">解決策</text:span><text:span text:style-name="T4">:</text:span> 確率の平滑化<text:line-break/><text:line-break/><text:line-break/><text:line-break/><text:line-break/><text:line-break/><text:line-break/><text:line-break/></text:p>
              </text:list-item>
              <text:list-item>
                <text:p>N<text:span text:style-name="T45">x</text:span>とN<text:span text:style-name="T45">y</text:span> はそれぞれ単語とトピックの異なり数</text:p>
              </text:list-item>
              <text:list-item>
                <text:p>確率に対して<text:span text:style-name="T4">ディリクレ分布に基づく事前分布</text:span>の利用と等しい（LDAの論文を参照）</text:p>
              </text:list-item>
            </text:list>
          </draw:text-box>
        </draw:frame>
        <draw:frame draw:style-name="gr6" draw:layer="layout" svg:width="10.096cm" svg:height="2.641cm" svg:x="1.37cm" svg:y="9.55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1.73cm" svg:height="2.641cm" svg:x="14.165cm" svg:y="9.5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334cm" svg:height="2.641cm" svg:x="1.371cm" svg:y="13.25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10.735cm" svg:height="2.641cm" svg:x="14.765cm" svg:y="13.10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2" draw:text-style-name="P4" draw:layer="layout" svg:x1="12.265cm" svg:y1="10.965cm" svg:x2="13.535cm" svg:y2="10.965cm">
          <text:p/>
        </draw:line>
        <draw:line draw:style-name="gr12" draw:text-style-name="P4" draw:layer="layout" svg:x1="12.265cm" svg:y1="14.665cm" svg:x2="13.535cm" svg:y2="14.665cm">
          <text:p/>
        </draw:line>
        <draw:frame draw:style-name="gr4" draw:text-style-name="P22" draw:layer="layout" svg:width="5.095cm" svg:height="1.318cm" svg:x="3.446cm" svg:y="8.09cm">
          <draw:text-box>
            <text:p><text:span text:style-name="T46">平滑化なし</text:span></text:p>
          </draw:text-box>
        </draw:frame>
        <draw:frame draw:style-name="gr4" draw:text-style-name="P22" draw:layer="layout" svg:width="5.095cm" svg:height="1.318cm" svg:x="16.746cm" svg:y="8.09cm">
          <draw:text-box>
            <text:p><text:span text:style-name="T46">平滑化有り</text:span></text:p>
          </draw:text-box>
        </draw:frame>
        <draw:custom-shape draw:style-name="gr3" draw:text-style-name="P4" draw:layer="layout" svg:width="25.4cm" svg:height="8.414cm" svg:x="1.07cm" svg:y="7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実装：初期化</text:p>
          </draw:text-box>
        </draw:frame>
        <draw:frame presentation:style-name="pr5" draw:text-style-name="P6" draw:layer="layout" svg:width="27.904cm" svg:height="13.86cm" svg:x="-0.599cm" svg:y="3.78cm" presentation:class="outline" presentation:user-transformed="true">
          <draw:text-box>
            <text:list text:style-name="L2">
              <text:list-header>
                <text:p><text:span text:style-name="T47">make vectors </text:span><text:span text:style-name="T48">xcorpu</text:span><text:span text:style-name="T49">s,</text:span><text:span text:style-name="T48"> ycorpu</text:span><text:span text:style-name="T49">s </text:span><text:span text:style-name="T50"><text:s/></text:span><text:span text:style-name="T50"><text:tab/></text:span><text:span text:style-name="T50"># </text:span><text:span text:style-name="T50">各</text:span><text:span text:style-name="T50">x, y</text:span><text:span text:style-name="T50">を格納</text:span><text:span text:style-name="T51"><text:line-break/></text:span><text:span text:style-name="T47">make map </text:span><text:span text:style-name="T48">xcounts, ycounts</text:span><text:span text:style-name="T49"><text:tab/></text:span><text:span text:style-name="T49"> </text:span><text:span text:style-name="T49"><text:tab/></text:span><text:span text:style-name="T50"># </text:span><text:span text:style-name="T50">カウントの格納</text:span><text:span text:style-name="T51"><text:line-break/></text:span><text:span text:style-name="T51">for</text:span><text:span text:style-name="T48"> line</text:span><text:span text:style-name="T51"> in</text:span><text:span text:style-name="T48"> file</text:span><text:span text:style-name="T48"><text:line-break/></text:span><text:span text:style-name="T48"><text:tab/></text:span><text:span text:style-name="T48">docid</text:span><text:span text:style-name="T52"> = </text:span><text:span text:style-name="T47">size of</text:span><text:span text:style-name="T52"> </text:span><text:span text:style-name="T48">xcorpus</text:span><text:span text:style-name="T48"><text:tab/></text:span><text:span text:style-name="T48"><text:tab/></text:span><text:span text:style-name="T53"># </text:span><text:span text:style-name="T53">この文章の</text:span><text:span text:style-name="T53">ID</text:span><text:span text:style-name="T53">を獲得</text:span><text:span text:style-name="T51"><text:line-break/></text:span><text:span text:style-name="T51"><text:tab/></text:span><text:span text:style-name="T51">split</text:span><text:span text:style-name="T54"> lin</text:span><text:span text:style-name="T3">e</text:span><text:span text:style-name="T51"> into</text:span><text:span text:style-name="T48"> words</text:span><text:span text:style-name="T48"><text:line-break/></text:span><text:span text:style-name="T48"><text:tab/></text:span><text:span text:style-name="T47">make vector</text:span><text:span text:style-name="T52"> </text:span><text:span text:style-name="T48">topics</text:span><text:span text:style-name="T48"><text:tab/></text:span><text:span text:style-name="T48"><text:tab/></text:span><text:span text:style-name="T53"># </text:span><text:span text:style-name="T53">単語のトピックをランダム初期化</text:span><text:span text:style-name="T48"><text:line-break/></text:span><text:span text:style-name="T48"><text:tab/></text:span><text:span text:style-name="T47">for </text:span><text:span text:style-name="T48">word</text:span><text:span text:style-name="T52"> </text:span><text:span text:style-name="T47">in</text:span><text:span text:style-name="T52"> </text:span><text:span text:style-name="T48">words</text:span><text:span text:style-name="T52"><text:line-break/></text:span><text:span text:style-name="T52"><text:tab/></text:span><text:span text:style-name="T52"><text:tab/></text:span><text:span text:style-name="T48">topic</text:span><text:span text:style-name="T52"> = </text:span><text:span text:style-name="T55">Rand</text:span><text:span text:style-name="T52">(NUM_TOPICS)</text:span><text:span text:style-name="T52"><text:tab/></text:span><text:span text:style-name="T53"># [0,NUM_TOP)</text:span><text:span text:style-name="T53">の間</text:span><text:span text:style-name="T52"><text:line-break/></text:span><text:span text:style-name="T52"><text:tab/></text:span><text:span text:style-name="T52"><text:tab/></text:span><text:span text:style-name="T47">append</text:span><text:span text:style-name="T52"> </text:span><text:span text:style-name="T48">topic</text:span><text:span text:style-name="T52"> </text:span><text:span text:style-name="T47">to</text:span><text:span text:style-name="T52"> </text:span><text:span text:style-name="T48">topics</text:span><text:span text:style-name="T48"><text:line-break/></text:span><text:span text:style-name="T48"><text:tab/></text:span><text:span text:style-name="T48"><text:tab/></text:span><text:span text:style-name="T55">AddCounts</text:span><text:span text:style-name="T52">(</text:span><text:span text:style-name="T48">word, topic, docid, </text:span><text:span text:style-name="T52">1)</text:span><text:span text:style-name="T52"><text:tab/></text:span><text:span text:style-name="T53"># </text:span><text:span text:style-name="T53">カウントを追加</text:span><text:span text:style-name="T48"><text:line-break/></text:span><text:span text:style-name="T48"><text:tab/></text:span><text:span text:style-name="T47">append</text:span><text:span text:style-name="T52"> </text:span><text:span text:style-name="T48">words</text:span><text:span text:style-name="T52"> (vector) </text:span><text:span text:style-name="T47">to</text:span><text:span text:style-name="T52"> </text:span><text:span text:style-name="T48">xcorpus</text:span><text:span text:style-name="T48"><text:line-break/></text:span><text:span text:style-name="T48"><text:tab/></text:span><text:span text:style-name="T47">append</text:span><text:span text:style-name="T52"> </text:span><text:span text:style-name="T48">topics</text:span><text:span text:style-name="T52"> (vector) </text:span><text:span text:style-name="T47">to</text:span><text:span text:style-name="T52"> </text:span><text:span text:style-name="T48">ycorpu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実装：カウントの追加</text:p>
          </draw:text-box>
        </draw:frame>
        <draw:frame presentation:style-name="pr5" draw:text-style-name="P6" draw:layer="layout" svg:width="27.904cm" svg:height="13.86cm" svg:x="-0.599cm" svg:y="5.08cm" presentation:class="outline" presentation:user-transformed="true">
          <draw:text-box>
            <text:list text:style-name="L2">
              <text:list-header>
                <text:p><text:span text:style-name="T55">AddCounts</text:span><text:span text:style-name="T52">(</text:span><text:span text:style-name="T48">word, topic, docid, amount</text:span><text:span text:style-name="T52">)</text:span><text:span text:style-name="T52"><text:line-break/></text:span><text:span text:style-name="T48"><text:line-break/></text:span><text:span text:style-name="T48"><text:tab/></text:span><text:span text:style-name="T48">xcounts[“topic”] += amount</text:span><text:span text:style-name="T48"><text:line-break/></text:span><text:span text:style-name="T48"><text:tab/></text:span><text:span text:style-name="T48">xcounts[“word|topic”] += amount</text:span><text:span text:style-name="T48"><text:line-break/></text:span><text:span text:style-name="T48"><text:line-break/></text:span><text:span text:style-name="T48"><text:line-break/></text:span><text:span text:style-name="T48"><text:tab/></text:span><text:span text:style-name="T48">ycounts[“docid”] += amount</text:span><text:span text:style-name="T48"><text:line-break/></text:span><text:span text:style-name="T48"><text:tab/></text:span><text:span text:style-name="T48">ycounts[“topic|docid”] += amount</text:span><text:span text:style-name="T48"><text:line-break/></text:span><text:span text:style-name="T48"><text:line-break/></text:span><text:span text:style-name="T48"><text:tab/></text:span><text:span text:style-name="T56">バグチェック</text:span><text:span text:style-name="T56"><text:line-break/></text:span><text:span text:style-name="T56">　　</text:span><text:span text:style-name="T56">&lt; 0</text:span><text:span text:style-name="T56">の場合はエラー終了</text:span></text:p>
              </text:list-header>
            </text:list>
          </draw:text-box>
        </draw:frame>
        <draw:frame draw:style-name="gr6" draw:layer="layout" svg:width="11.73cm" svg:height="2.641cm" svg:x="15.634cm" svg:y="6.9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0.718cm" svg:height="2.641cm" svg:x="16.172cm" svg:y="11.09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実装：サンプリング</text:p>
          </draw:text-box>
        </draw:frame>
        <draw:frame presentation:style-name="pr5" draw:text-style-name="P6" draw:layer="layout" svg:width="27.904cm" svg:height="17.265cm" svg:x="-0.599cm" svg:y="3.48cm" presentation:class="outline" presentation:user-transformed="true">
          <draw:text-box>
            <text:list text:style-name="L2">
              <text:list-header>
                <text:p><text:span text:style-name="T51">for </text:span><text:span text:style-name="T49">many iterations:</text:span><text:span text:style-name="T51"><text:line-break/></text:span><text:span text:style-name="T51"> <text:s/>for</text:span><text:span text:style-name="T3"> </text:span><text:span text:style-name="T54">i</text:span><text:span text:style-name="T3"> </text:span><text:span text:style-name="T51">in</text:span><text:span text:style-name="T3"> 0:</text:span><text:span text:style-name="T57">Size</text:span><text:span text:style-name="T3">(</text:span><text:span text:style-name="T58">xcorpus</text:span><text:span text:style-name="T3">):</text:span><text:span text:style-name="T3"><text:line-break/></text:span><text:span text:style-name="T3"><text:tab/></text:span><text:span text:style-name="T51">for</text:span><text:span text:style-name="T3"> </text:span><text:span text:style-name="T54">j</text:span><text:span text:style-name="T3"> </text:span><text:span text:style-name="T51">in</text:span><text:span text:style-name="T3"> 0:</text:span><text:span text:style-name="T57">Size</text:span><text:span text:style-name="T3">(</text:span><text:span text:style-name="T54">xcorpus</text:span><text:span text:style-name="T3">[</text:span><text:span text:style-name="T54">i</text:span><text:span text:style-name="T3">]):</text:span><text:span text:style-name="T3"><text:line-break/></text:span><text:span text:style-name="T3"><text:tab/></text:span><text:span text:style-name="T3"> <text:s/></text:span><text:span text:style-name="T54">x</text:span><text:span text:style-name="T3"> = </text:span><text:span text:style-name="T54">xcorpus</text:span><text:span text:style-name="T3">[</text:span><text:span text:style-name="T54">i</text:span><text:span text:style-name="T3">][</text:span><text:span text:style-name="T54">j</text:span><text:span text:style-name="T3">]</text:span><text:span text:style-name="T3"><text:line-break/></text:span><text:span text:style-name="T3"><text:tab/></text:span><text:span text:style-name="T3"> <text:s/></text:span><text:span text:style-name="T54">y</text:span><text:span text:style-name="T3"> = </text:span><text:span text:style-name="T54">ycorpus</text:span><text:span text:style-name="T3">[</text:span><text:span text:style-name="T54">i</text:span><text:span text:style-name="T3">][</text:span><text:span text:style-name="T54">j</text:span><text:span text:style-name="T3">]</text:span><text:span text:style-name="T3"><text:line-break/></text:span><text:span text:style-name="T3"><text:tab/></text:span><text:span text:style-name="T3"> <text:s/></text:span><text:span text:style-name="T57">AddCounts</text:span><text:span text:style-name="T3">(x, y, i, -1)</text:span><text:span text:style-name="T3"><text:tab/></text:span><text:span text:style-name="T3"><text:tab/></text:span><text:span text:style-name="T3"><text:tab/></text:span><text:span text:style-name="T11"># </text:span><text:span text:style-name="T11">各カウントの減算</text:span><text:span text:style-name="T11">(-1)</text:span><text:span text:style-name="T11"><text:line-break/></text:span><text:span text:style-name="T11"><text:tab/></text:span><text:span text:style-name="T11"> <text:s/></text:span><text:span text:style-name="T59">make vector</text:span><text:span text:style-name="T41"> </text:span><text:span text:style-name="T60">probs</text:span><text:span text:style-name="T3"><text:line-break/></text:span><text:span text:style-name="T3"><text:tab/></text:span><text:span text:style-name="T3"> <text:s/></text:span><text:span text:style-name="T51">for</text:span><text:span text:style-name="T3"> </text:span><text:span text:style-name="T54">k</text:span><text:span text:style-name="T3"> </text:span><text:span text:style-name="T51">in</text:span><text:span text:style-name="T3"> 0 .. NUM_TOPICS-1:</text:span><text:span text:style-name="T3"><text:line-break/></text:span><text:span text:style-name="T3"><text:tab/></text:span><text:span text:style-name="T3"><text:tab/></text:span><text:span text:style-name="T51">append</text:span><text:span text:style-name="T3"> P(x|k) * P(k|Y) </text:span><text:span text:style-name="T51">to</text:span><text:span text:style-name="T3"> </text:span><text:span text:style-name="T54">probs</text:span><text:span text:style-name="T3"><text:tab/></text:span><text:span text:style-name="T11"># </text:span><text:span text:style-name="T11">トピック</text:span><text:span text:style-name="T11">k</text:span><text:span text:style-name="T11">の確率</text:span><text:span text:style-name="T11"><text:line-break/></text:span><text:span text:style-name="T11"><text:tab/></text:span><text:span text:style-name="T54">new_y</text:span><text:span text:style-name="T3"> = </text:span><text:span text:style-name="T57">SampleOne</text:span><text:span text:style-name="T3">(probs)</text:span><text:span text:style-name="T3"><text:line-break/></text:span><text:span text:style-name="T3"><text:tab/></text:span><text:span text:style-name="T54">ll</text:span><text:span text:style-name="T3"> += log(probs[new_y])</text:span><text:span text:style-name="T3"><text:tab/></text:span><text:span text:style-name="T3"><text:tab/></text:span><text:span text:style-name="T3"><text:tab/></text:span><text:span text:style-name="T11"># </text:span><text:span text:style-name="T11">対数尤度の計</text:span><text:span text:style-name="T11"><text:line-break/></text:span><text:span text:style-name="T11"><text:tab/></text:span><text:span text:style-name="T57">AddCounts</text:span><text:span text:style-name="T3">(</text:span><text:span text:style-name="T54">x</text:span><text:span text:style-name="T3">, </text:span><text:span text:style-name="T54">new_y</text:span><text:span text:style-name="T3">, </text:span><text:span text:style-name="T54">i</text:span><text:span text:style-name="T3">, </text:span><text:span text:style-name="T54">1</text:span><text:span text:style-name="T3">)</text:span><text:span text:style-name="T3"><text:tab/></text:span><text:span text:style-name="T3"><text:tab/></text:span><text:span text:style-name="T11"># </text:span><text:span text:style-name="T11">各カウントの加算</text:span><text:span text:style-name="T11"><text:line-break/></text:span><text:span text:style-name="T11"><text:tab/></text:span><text:span text:style-name="T60">ycorpus</text:span><text:span text:style-name="T41">[</text:span><text:span text:style-name="T60">i</text:span><text:span text:style-name="T41">][</text:span><text:span text:style-name="T60">j</text:span><text:span text:style-name="T41">] = </text:span><text:span text:style-name="T60">new_y</text:span><text:span text:style-name="T11"><text:line-break/></text:span><text:span text:style-name="T11"> <text:s/></text:span><text:span text:style-name="T59">print</text:span><text:span text:style-name="T41"> </text:span><text:span text:style-name="T60">ll</text:span><text:span text:style-name="T11"><text:line-break/></text:span><text:span text:style-name="T11"><text:line-break/></text:span><text:span text:style-name="T59">print out </text:span><text:span text:style-name="T60">xcounts</text:span><text:span text:style-name="T41"> </text:span><text:span text:style-name="T59">and</text:span><text:span text:style-name="T41"> </text:span><text:span text:style-name="T60">ycount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3" draw:layer="layout" svg:width="27.365cm" svg:height="14.729cm" svg:x="0.635cm" svg:y="4.46cm" presentation:class="outline" presentation:user-transformed="true">
          <draw:text-box>
            <text:list text:style-name="L2">
              <text:list-item>
                <text:p><text:span text:style-name="T4">実装 </text:span><text:span text:style-name="T6">learn-lda</text:span></text:p>
              </text:list-item>
              <text:list-item>
                <text:p><text:span text:style-name="T4">テスト</text:span><text:span text:style-name="T6"> </text:span><text:span text:style-name="T6">(NUM_TOPICS=2)</text:span></text:p>
                <text:list>
                  <text:list-item>
                    <text:p><text:span text:style-name="T4">入力</text:span><text:span text:style-name="T4">:</text:span><text:span text:style-name="T6"> </text:span><text:span text:style-name="T61">test/07-train.txt</text:span></text:p>
                  </text:list-item>
                  <text:list-item>
                    <text:p><text:span text:style-name="T4">正解</text:span><text:span text:style-name="T4">:</text:span></text:p>
                    <text:list>
                      <text:list-item>
                        <text:p><text:span text:style-name="T6">正解はない！ </text:span><text:span text:style-name="T6">(</text:span><text:span text:style-name="T6">サンプリングはランダムなので</text:span><text:span text:style-name="T6">)</text:span></text:p>
                      </text:list-item>
                      <text:list-item>
                        <text:p><text:span text:style-name="T62">しかし、「</text:span><text:span text:style-name="T62">a b c d</text:span><text:span text:style-name="T62">」と「</text:span><text:span text:style-name="T62">e f g h</text:span><text:span text:style-name="T62">」に分かれる確率が高い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学習</text:span><text:span text:style-name="T41"> </text:span><text:span text:style-name="T63">data/wiki-en-documents.word</text:span><text:span text:style-name="T63">を使って</text:span></text:p>
              </text:list-item>
              <text:list-item>
                <text:p><text:span text:style-name="T64">検証</text:span><text:span text:style-name="T65"> 発見されたトピックは直感に沿うのか？（機能語を削除して、各トピックで頻度の高い内容語を見ると良い）</text:span></text:p>
              </text:list-item>
              <text:list-item>
                <text:p><text:span text:style-name="T64">チャレンジ</text:span><text:span text:style-name="T65"> トピック数を事前に決めなくても良いようにモデルを変更（ノンパラメトリックベイズで検索</text:span><text:span text:style-name="T65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7 – </text:span><text:span text:style-name="MT2">トピックモデル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9DT7H58M44S</meta:editing-duration>
    <meta:editing-cycles>651</meta:editing-cycles>
    <dc:date>2013-06-24T19:03:57</dc:date>
    <dc:creator>Graham Neubig</dc:creator>
    <meta:generator>LibreOffice/3.5$Linux_x86 LibreOffice_project/350m1$Build-2</meta:generator>
    <meta:document-statistic meta:object-count="274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6e6e6"/>
      <style:text-properties fo:font-size="16pt" style:font-family-asian="TakaoGothic" style:font-style-name-asian="Regular" style:font-family-generic-asian="swiss" style:font-size-asian="16pt" style:font-size-complex="8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05cm" svg:height="7.031cm" xlink:href="." xlink:type="simple" chart:class="chart:scatter" chart:style-name="ch1">
        <chart:legend chart:legend-position="end" svg:x="15.011cm" svg:y="1.329cm" style:legend-expansion="high" chart:style-name="ch2"/>
        <chart:plot-area chart:style-name="ch3" chart:data-source-has-labels="both" svg:x="1.511cm" svg:y="0.139cm" svg:width="12.941cm" svg:height="5.455cm">
          <chartooo:coordinate-region svg:x="2.556cm" svg:y="0.444cm" svg:width="11.074cm" svg:height="4.291cm"/>
          <chart:axis chart:dimension="x" chart:name="primary-x" chart:style-name="ch4" chartooo:axis-type="auto">
            <chart:title svg:x="6.767cm" svg:y="5.735cm" chart:style-name="ch5">
              <text:p>Samples</text:p>
            </chart:title>
            <chart:categories table:cell-range-address="local-table.$A$2:.$A$21"/>
          </chart:axis>
          <chart:axis chart:dimension="y" chart:name="primary-y" chart:style-name="ch6">
            <chart:title svg:x="0.2cm" svg:y="4.304cm" chart:style-name="ch7">
              <text:p>Probability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625">
                <text:p>0.5625</text:p>
              </table:table-cell>
              <table:table-cell office:value-type="float" office:value="0.265625">
                <text:p>0.2656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8125">
                <text:p>0.28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15625">
                <text:p>0.515625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880859375">
                <text:p>0.288085937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13916015625">
                <text:p>0.513916015625</text:p>
              </table:table-cell>
              <table:table-cell office:value-type="float" office:value="0.29345703125">
                <text:p>0.293457031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130615234375">
                <text:p>0.5130615234375</text:p>
              </table:table-cell>
              <table:table-cell office:value-type="float" office:value="0.2996826171875">
                <text:p>0.2996826171875</text:p>
              </table:table-cell>
              <table:table-cell office:value-type="float" office:value="0.187255859375">
                <text:p>0.18725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45166015625">
                <text:p>0.5045166015625</text:p>
              </table:table-cell>
              <table:table-cell office:value-type="float" office:value="0.29998779296875">
                <text:p>0.29998779296875</text:p>
              </table:table-cell>
              <table:table-cell office:value-type="float" office:value="0.19549560546875">
                <text:p>0.19549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499725341796875">
                <text:p>0.499725341796875</text:p>
              </table:table-cell>
              <table:table-cell office:value-type="float" office:value="0.299560546875">
                <text:p>0.299560546875</text:p>
              </table:table-cell>
              <table:table-cell office:value-type="float" office:value="0.200714111328125">
                <text:p>0.2007141113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498947143554688">
                <text:p>0.498947143554688</text:p>
              </table:table-cell>
              <table:table-cell office:value-type="float" office:value="0.300399780273438">
                <text:p>0.300399780273438</text:p>
              </table:table-cell>
              <table:table-cell office:value-type="float" office:value="0.200653076171875">
                <text:p>0.2006530761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499801635742188">
                <text:p>0.499801635742188</text:p>
              </table:table-cell>
              <table:table-cell office:value-type="float" office:value="0.299301147460938">
                <text:p>0.299301147460938</text:p>
              </table:table-cell>
              <table:table-cell office:value-type="float" office:value="0.200897216796875">
                <text:p>0.2008972167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652313232422">
                <text:p>0.500652313232422</text:p>
              </table:table-cell>
              <table:table-cell office:value-type="float" office:value="0.299430847167969">
                <text:p>0.299430847167969</text:p>
              </table:table-cell>
              <table:table-cell office:value-type="float" office:value="0.199916839599609">
                <text:p>0.199916839599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156402587891">
                <text:p>0.500156402587891</text:p>
              </table:table-cell>
              <table:table-cell office:value-type="float" office:value="0.29937744140625">
                <text:p>0.29937744140625</text:p>
              </table:table-cell>
              <table:table-cell office:value-type="float" office:value="0.200466156005859">
                <text:p>0.200466156005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blue"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</mfrac>
      </mrow>
    </mrow>
    <annotation encoding="StarMath 5.0">P(color blue x_{i,j} divides color red x_{i,j}) = {c(color blue x_{i,j}, color red y_{i,j})} over {c(color red y_{i,j})}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</mfrac>
      </mrow>
    </mrow>
    <annotation encoding="StarMath 5.0">P(color red y_{i,j} divides color red Y_i) = {c(color red y_{i,j}, color red Y_i)} over {c(color red Y_i)}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row>
                    <mstyle color="red">
                      <mrow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</mrow>
                    </mstyle>
                    <mo stretchy="false">∣</mo>
                    <mstyle color="red">
                      <mrow>
                        <msub>
                          <mi>Y</mi>
                          <mi>i</mi>
                        </msub>
                      </mrow>
                    </mstyle>
                  </mrow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 divides color red Y_i) + %beta} over {c(color red Y_i) + %beta*N_y}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, color red Y_i) + %beta} over {c(color red Y_i) + %beta*N_y}</annotation>
  </semantics>
</math>
</file>

<file path=Object 16/content.xml><?xml version="1.0" encoding="utf-8"?>
<math xmlns="http://www.w3.org/1998/Math/MathML">
  <semantics>
    <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P(color red Y, color blue X)</annotation>
  </semantics>
</math>
</file>

<file path=Object 17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18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red">
              <mrow>
                <mi>y</mi>
              </mrow>
            </mstyle>
            <mi>,</mi>
            <mstyle color="red">
              <mrow>
                <msub>
                  <mi>Y</mi>
                  <mi>i</mi>
                </msub>
              </mrow>
            </mstyle>
          </mrow>
          <mo stretchy="false">)</mo>
        </mrow>
        <mo stretchy="false">/</mo>
        <mrow>
          <mo stretchy="false">∣</mo>
          <mrow>
            <mstyle color="red">
              <mrow>
                <msub>
                  <mi>Y</mi>
                  <mi>i</mi>
                </msub>
              </mrow>
            </mstyle>
          </mrow>
          <mo stretchy="false">∣</mo>
        </mrow>
      </mrow>
    </mrow>
    <annotation encoding="StarMath 5.0">P(color red y divides color red Y_i) = c(color red y, color red Y_i)/ lline color red Y_i rline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tyle color="red">
                  <mrow>
                    <mi>y</mi>
                  </mrow>
                </mstyle>
                <mo stretchy="false">=</mo>
                <mn>24</mn>
              </mrow>
              <mo stretchy="false">∣</mo>
              <mstyle color="red">
                <mrow>
                  <msub>
                    <mi>Y</mi>
                    <mn>1</mn>
                  </msub>
                </mrow>
              </mstyle>
            </mrow>
          </mrow>
          <mo stretchy="false">)</mo>
        </mrow>
        <mo stretchy="false">=</mo>
        <mrow>
          <mn>3</mn>
          <mo stretchy="false">/</mo>
          <mn>9</mn>
        </mrow>
      </mrow>
    </mrow>
    <annotation encoding="StarMath 5.0">P(color red y = 24 divides color red Y_1) = 3/9</annotation>
  </semantics>
</math>
</file>

<file path=Object 2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/</mo>
        <mi>c</mi>
      </mrow>
      <mrow>
        <mo stretchy="false">(</mo>
        <mrow>
          <mstyle color="red">
            <mrow>
              <mi>y</mi>
            </mrow>
          </mstyle>
        </mrow>
        <mo stretchy="false">)</mo>
      </mrow>
    </mrow>
    <annotation encoding="StarMath 5.0">P(color blue x divides color red y) = c(color blue x, color red y)/ c(color red y)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tyle color="blue">
                    <mrow>
                      <mi>x</mi>
                    </mrow>
                  </mstyle>
                  <mo stretchy="false">=</mo>
                  <mtext>assault</mtext>
                </mrow>
                <mo stretchy="false">∣</mo>
                <mstyle color="red">
                  <mrow>
                    <mi>y</mi>
                  </mrow>
                </mstyle>
              </mrow>
              <mo stretchy="false">=</mo>
              <mn>10</mn>
            </mrow>
          </mrow>
          <mo stretchy="false">)</mo>
        </mrow>
        <mo stretchy="false">=</mo>
        <mrow>
          <mn>1</mn>
          <mo stretchy="false">/</mo>
          <mn>2</mn>
        </mrow>
      </mrow>
    </mrow>
    <annotation encoding="StarMath 5.0">P(color blue x = "assault" divides color red y=10) = 1/2 </annotation>
  </semantics>
</math>
</file>

<file path=Object 22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i>P</mi>
      </mrow>
      <mrow>
        <mo stretchy="false">(</mo>
        <mrow>
          <mrow>
            <mstyle color="blue">
              <mrow>
                <mi>X</mi>
              </mrow>
            </mstyle>
            <mo stretchy="false">∣</mo>
            <mstyle color="red">
              <mrow>
                <mi>Y</mi>
              </mrow>
            </mstyle>
          </mrow>
        </mrow>
        <mo stretchy="false">)</mo>
      </mrow>
      <mi>P</mi>
      <mrow>
        <mrow>
          <mo stretchy="false">(</mo>
          <mrow>
            <mstyle color="red">
              <mrow>
                <mi>Y</mi>
              </mrow>
            </mstyle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  <mi>P</mi>
      <mrow>
        <mo stretchy="false">(</mo>
        <mrow>
          <mstyle color="red">
            <mrow>
              <msub>
                <mi>y</mi>
                <mi>i</mi>
              </msub>
            </mrow>
          </mstyle>
        </mrow>
        <mo stretchy="false">)</mo>
      </mrow>
    </mrow>
    <annotation encoding="StarMath 5.0">P(color blue X, color red Y) = P(color blue X divides color red Y) P(color red Y) = prod_{i=1}^I P(color blue x_i divides color red y_i) P(color red y_i)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family-asian="Takaoゴシック" style:font-style-name-asian="標準" style:font-size-asian="16pt" style:font-size-complex="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ゴシック" style:font-style-name-asian="標準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family-asian="Takaoゴシック" style:font-style-name-asian="標準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26cm" svg:height="12.066cm" xlink:href="." xlink:type="simple" chart:class="chart:scatter" chart:style-name="ch1">
        <chart:legend chart:legend-position="end" svg:x="18.988cm" svg:y="4.617cm" style:legend-expansion="high" chart:style-name="ch2"/>
        <chart:plot-area chart:style-name="ch3" chart:data-source-has-labels="both" svg:x="1.667cm" svg:y="1.099cm" svg:width="16.434cm" svg:height="9.385cm">
          <chartooo:coordinate-region svg:x="2.712cm" svg:y="1.404cm" svg:width="14.567cm" svg:height="8.221cm"/>
          <chart:axis chart:dimension="x" chart:name="primary-x" chart:style-name="ch4" chartooo:axis-type="auto">
            <chart:title svg:x="8.393cm" svg:y="10.725cm" chart:style-name="ch5">
              <text:p>サンプル数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6.404cm" chart:style-name="ch7">
              <text:p>確率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母/娘</text:p>
              </table:table-cell>
              <table:table-cell office:value-type="string">
                <text:p>母/息子</text:p>
              </table:table-cell>
              <table:table-cell office:value-type="string">
                <text:p>父/娘</text:p>
              </table:table-cell>
              <table:table-cell office:value-type="string">
                <text:p>父/息子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3125">
                <text:p>0.531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09375">
                <text:p>0.1093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59375">
                <text:p>0.5859375</text:p>
              </table:table-cell>
              <table:table-cell office:value-type="float" office:value="0.1796875">
                <text:p>0.179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09619140625">
                <text:p>0.09619140625</text:p>
              </table:table-cell>
              <table:table-cell office:value-type="float" office:value="0.14404296875">
                <text:p>0.14404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11474609375">
                <text:p>0.511474609375</text:p>
              </table:table-cell>
              <table:table-cell office:value-type="float" office:value="0.247802734375">
                <text:p>0.247802734375</text:p>
              </table:table-cell>
              <table:table-cell office:value-type="float" office:value="0.097412109375">
                <text:p>0.097412109375</text:p>
              </table:table-cell>
              <table:table-cell office:value-type="float" office:value="0.143310546875">
                <text:p>0.143310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537109375">
                <text:p>0.25537109375</text:p>
              </table:table-cell>
              <table:table-cell office:value-type="float" office:value="0.096435546875">
                <text:p>0.09643554687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0494384765625">
                <text:p>0.50494384765625</text:p>
              </table:table-cell>
              <table:table-cell office:value-type="float" office:value="0.25091552734375">
                <text:p>0.25091552734375</text:p>
              </table:table-cell>
              <table:table-cell office:value-type="float" office:value="0.09820556640625">
                <text:p>0.09820556640625</text:p>
              </table:table-cell>
              <table:table-cell office:value-type="float" office:value="0.14593505859375">
                <text:p>0.1459350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311279296875">
                <text:p>0.50311279296875</text:p>
              </table:table-cell>
              <table:table-cell office:value-type="float" office:value="0.25079345703125">
                <text:p>0.25079345703125</text:p>
              </table:table-cell>
              <table:table-cell office:value-type="float" office:value="0.098419189453125">
                <text:p>0.098419189453125</text:p>
              </table:table-cell>
              <table:table-cell office:value-type="float" office:value="0.147674560546875">
                <text:p>0.147674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501434326171875">
                <text:p>0.501434326171875</text:p>
              </table:table-cell>
              <table:table-cell office:value-type="float" office:value="0.250518798828125">
                <text:p>0.250518798828125</text:p>
              </table:table-cell>
              <table:table-cell office:value-type="float" office:value="0.100082397460938">
                <text:p>0.100082397460938</text:p>
              </table:table-cell>
              <table:table-cell office:value-type="float" office:value="0.147964477539062">
                <text:p>0.14796447753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502815246582031">
                <text:p>0.502815246582031</text:p>
              </table:table-cell>
              <table:table-cell office:value-type="float" office:value="0.249717712402344">
                <text:p>0.249717712402344</text:p>
              </table:table-cell>
              <table:table-cell office:value-type="float" office:value="0.100433349609375">
                <text:p>0.100433349609375</text:p>
              </table:table-cell>
              <table:table-cell office:value-type="float" office:value="0.14703369140625">
                <text:p>0.147033691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501064300537109">
                <text:p>0.501064300537109</text:p>
              </table:table-cell>
              <table:table-cell office:value-type="float" office:value="0.249622344970703">
                <text:p>0.249622344970703</text:p>
              </table:table-cell>
              <table:table-cell office:value-type="float" office:value="0.100502014160156">
                <text:p>0.100502014160156</text:p>
              </table:table-cell>
              <table:table-cell office:value-type="float" office:value="0.148811340332031">
                <text:p>0.148811340332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455856323242">
                <text:p>0.500455856323242</text:p>
              </table:table-cell>
              <table:table-cell office:value-type="float" office:value="0.249795913696289">
                <text:p>0.249795913696289</text:p>
              </table:table-cell>
              <table:table-cell office:value-type="float" office:value="0.100498199462891">
                <text:p>0.100498199462891</text:p>
              </table:table-cell>
              <table:table-cell office:value-type="float" office:value="0.149250030517578">
                <text:p>0.1492500305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446319580078">
                <text:p>0.500446319580078</text:p>
              </table:table-cell>
              <table:table-cell office:value-type="float" office:value="0.24937629699707">
                <text:p>0.24937629699707</text:p>
              </table:table-cell>
              <table:table-cell office:value-type="float" office:value="0.100480079650879">
                <text:p>0.100480079650879</text:p>
              </table:table-cell>
              <table:table-cell office:value-type="float" office:value="0.149697303771973">
                <text:p>0.1496973037719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math xmlns="http://www.w3.org/1998/Math/MathML">
  <semantics>
    <mrow>
      <mi>P</mi>
      <mrow>
        <mrow>
          <mo stretchy="false">(</mo>
          <mrow>
            <mstyle color="red">
              <mrow>
                <mi>Y</mi>
              </mrow>
            </mstyle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style color="red">
            <mrow>
              <msub>
                <mi>y</mi>
                <mi>i</mi>
              </msub>
            </mrow>
          </mstyle>
        </mrow>
        <mo stretchy="false">)</mo>
      </mrow>
    </mrow>
    <annotation encoding="StarMath 5.0">P(color red Y) = prod_{i=1}^I P(color red y_i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</mrow>
    <annotation encoding="StarMath 5.0">P(color blue X divides color red Y) = prod_{i=1}^I P(color blue x_i divides color red y_i)</annotation>
  </semantics>
</math>
</file>

<file path=Object 5/content.xml><?xml version="1.0" encoding="utf-8"?>
<math xmlns="http://www.w3.org/1998/Math/MathML">
  <semantics>
    <mrow>
      <mi>P</mi>
      <mrow>
        <mo stretchy="false">(</mo>
        <mrow>
          <mstyle color="red">
            <mrow>
              <mo stretchy="false">θ</mo>
            </mrow>
          </mstyle>
        </mrow>
        <mo stretchy="false">)</mo>
      </mrow>
    </mrow>
    <annotation encoding="StarMath 5.0">P(color red %theta)</annotation>
  </semantics>
</math>
</file>

<file path=Object 6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</mrow>
    <annotation encoding="StarMath 5.0">P(color red T_i divides color red %theta)</annotation>
  </semantics>
</math>
</file>

<file path=Object 7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red y_{i,j} divides color red T_i, color red %theta)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_{i,j} divides color red y_{i,j}, color red %theta)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row>
          <msub>
            <mo stretchy="false">∫</mo>
            <mo stretchy="false">θ</mo>
          </msub>
          <mi>P</mi>
        </mrow>
      </mrow>
      <mrow>
        <mo stretchy="false">(</mo>
        <mrow>
          <mstyle color="red">
            <mrow>
              <mo stretchy="false">θ</mo>
            </mrow>
          </mstyle>
        </mrow>
        <mo stretchy="false">)</mo>
      </mrow>
      <mrow>
        <msub>
          <mo stretchy="false">∏</mo>
          <mi>i</mi>
        </msub>
        <mi>P</mi>
      </mrow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  <mrow>
        <msub>
          <mo stretchy="false">∏</mo>
          <mi>j</mi>
        </msub>
        <mi>P</mi>
      </mrow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, color red Y) =  int_%theta  P(color red %theta) prod_i P(color red T_i divides color red %theta) prod_j P(color red y_{i,j} divides color red T_i, color red %theta) P(color blue x_{i,j} divides color red y_{i,j}, color red %theta) </annotation>
  </semantics>
</math>
</file>